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5mm"/>
    </style:style>
    <style:style style:name="co2" style:family="table-column">
      <style:table-column-properties fo:break-before="auto" style:column-width="24.54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22.17mm"/>
    </style:style>
    <style:style style:name="co5" style:family="table-column">
      <style:table-column-properties fo:break-before="auto" style:column-width="25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9.62mm"/>
    </style:style>
    <style:style style:name="co8" style:family="table-column">
      <style:table-column-properties fo:break-before="auto" style:column-width="4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amecoin tx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ransactions</text:p>
          </table:table-cell>
          <table:table-cell table:style-name="ce1" office:value-type="string" calcext:value-type="string">
            <text:p>Sent</text:p>
          </table:table-cell>
          <table:table-cell office:value-type="string" calcext:value-type="string">
            <text:p>Net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9" xlink:type="simple">40036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]=25;&quot;&quot;;[.E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8" xlink:type="simple">40036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]=25;&quot;&quot;;[.E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7" xlink:type="simple">40036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]=25;&quot;&quot;;[.E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6" xlink:type="simple">40036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]=25;&quot;&quot;;[.E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5" xlink:type="simple">40036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]=25;&quot;&quot;;[.E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4" xlink:type="simple">40036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7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]=25;&quot;&quot;;[.E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3" xlink:type="simple">40036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2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3" calcext:value-type="float">
            <text:p>30.13</text:p>
          </table:table-cell>
          <table:table-cell table:formula="of:=IF([.E8]=25;&quot;&quot;;[.E8]-25)" office:value-type="float" office:value="5.13" calcext:value-type="float">
            <text:p>5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2" xlink:type="simple">40036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49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]=25;&quot;&quot;;[.E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1" xlink:type="simple">40036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0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5.01" calcext:value-type="float">
            <text:p>225.01</text:p>
          </table:table-cell>
          <table:table-cell table:formula="of:=IF([.E10]=25;&quot;&quot;;[.E10]-25)" office:value-type="float" office:value="200.01" calcext:value-type="float">
            <text:p>200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60" xlink:type="simple">40036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]=25;&quot;&quot;;[.E1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9" xlink:type="simple">40035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]=25;&quot;&quot;;[.E1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8" xlink:type="simple">40035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]=25;&quot;&quot;;[.E1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7" xlink:type="simple">40035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6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4]=25;&quot;&quot;;[.E1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6" xlink:type="simple">40035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2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3" calcext:value-type="float">
            <text:p>30.13</text:p>
          </table:table-cell>
          <table:table-cell table:formula="of:=IF([.E15]=25;&quot;&quot;;[.E15]-25)" office:value-type="float" office:value="5.13" calcext:value-type="float">
            <text:p>5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5" xlink:type="simple">40035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4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62" calcext:value-type="float">
            <text:p>25.62</text:p>
          </table:table-cell>
          <table:table-cell table:formula="of:=IF([.E16]=25;&quot;&quot;;[.E16]-25)" office:value-type="float" office:value="0.620000000000001" calcext:value-type="float">
            <text:p>0.62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4" xlink:type="simple">40035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7]=25;&quot;&quot;;[.E1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3" xlink:type="simple">40035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8]=25;&quot;&quot;;[.E1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2" xlink:type="simple">40035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0.74" calcext:value-type="float">
            <text:p>110.74</text:p>
          </table:table-cell>
          <table:table-cell table:formula="of:=IF([.E19]=25;&quot;&quot;;[.E19]-25)" office:value-type="float" office:value="85.74" calcext:value-type="float">
            <text:p>85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1" xlink:type="simple">40035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2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3" calcext:value-type="float">
            <text:p>30.13</text:p>
          </table:table-cell>
          <table:table-cell table:formula="of:=IF([.E20]=25;&quot;&quot;;[.E20]-25)" office:value-type="float" office:value="5.13" calcext:value-type="float">
            <text:p>5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50" xlink:type="simple">40035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4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96" calcext:value-type="float">
            <text:p>25.96</text:p>
          </table:table-cell>
          <table:table-cell table:formula="of:=IF([.E21]=25;&quot;&quot;;[.E21]-25)" office:value-type="float" office:value="0.960000000000001" calcext:value-type="float">
            <text:p>0.96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9" xlink:type="simple">40034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2]=25;&quot;&quot;;[.E2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8" xlink:type="simple">40034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]=25;&quot;&quot;;[.E2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7" xlink:type="simple">40034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]=25;&quot;&quot;;[.E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6" xlink:type="simple">40034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0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5]=25;&quot;&quot;;[.E2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5" xlink:type="simple">40034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6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]=25;&quot;&quot;;[.E2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4" xlink:type="simple">40034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33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.75" calcext:value-type="float">
            <text:p>41.75</text:p>
          </table:table-cell>
          <table:table-cell table:formula="of:=IF([.E27]=25;&quot;&quot;;[.E27]-25)" office:value-type="float" office:value="16.75" calcext:value-type="float">
            <text:p>16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3" xlink:type="simple">40034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78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3.37" calcext:value-type="float">
            <text:p>53.37</text:p>
          </table:table-cell>
          <table:table-cell table:formula="of:=IF([.E28]=25;&quot;&quot;;[.E28]-25)" office:value-type="float" office:value="28.37" calcext:value-type="float">
            <text:p>28.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2" xlink:type="simple">40034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3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]=25;&quot;&quot;;[.E2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1" xlink:type="simple">40034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]=25;&quot;&quot;;[.E3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40" xlink:type="simple">40034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]=25;&quot;&quot;;[.E3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9" xlink:type="simple">40033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3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]=25;&quot;&quot;;[.E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8" xlink:type="simple">40033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]=25;&quot;&quot;;[.E3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7" xlink:type="simple">40033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]=25;&quot;&quot;;[.E3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6" xlink:type="simple">40033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]=25;&quot;&quot;;[.E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5" xlink:type="simple">40033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]=25;&quot;&quot;;[.E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4" xlink:type="simple">40033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1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9" calcext:value-type="float">
            <text:p>25.39</text:p>
          </table:table-cell>
          <table:table-cell table:formula="of:=IF([.E37]=25;&quot;&quot;;[.E37]-25)" office:value-type="float" office:value="0.390000000000001" calcext:value-type="float">
            <text:p>0.39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3" xlink:type="simple">40033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]=25;&quot;&quot;;[.E3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2" xlink:type="simple">40033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3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" calcext:value-type="float">
            <text:p>25.3</text:p>
          </table:table-cell>
          <table:table-cell table:formula="of:=IF([.E39]=25;&quot;&quot;;[.E39]-25)" office:value-type="float" office:value="0.300000000000001" calcext:value-type="float">
            <text:p>0.30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1" xlink:type="simple">40033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]=25;&quot;&quot;;[.E4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30" xlink:type="simple">40033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]=25;&quot;&quot;;[.E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9" xlink:type="simple">40032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]=25;&quot;&quot;;[.E4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8" xlink:type="simple">40032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3.9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64.49" calcext:value-type="float">
            <text:p>1464.49</text:p>
          </table:table-cell>
          <table:table-cell table:formula="of:=IF([.E43]=25;&quot;&quot;;[.E43]-25)" office:value-type="float" office:value="1439.49" calcext:value-type="float">
            <text:p>1439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7" xlink:type="simple">40032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]=25;&quot;&quot;;[.E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6" xlink:type="simple">40032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]=25;&quot;&quot;;[.E4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5" xlink:type="simple">40032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6]=25;&quot;&quot;;[.E4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4" xlink:type="simple">40032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]=25;&quot;&quot;;[.E4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3" xlink:type="simple">40032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]=25;&quot;&quot;;[.E4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2" xlink:type="simple">40032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]=25;&quot;&quot;;[.E4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1" xlink:type="simple">40032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61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5.07" calcext:value-type="float">
            <text:p>375.07</text:p>
          </table:table-cell>
          <table:table-cell table:formula="of:=IF([.E50]=25;&quot;&quot;;[.E50]-25)" office:value-type="float" office:value="350.07" calcext:value-type="float">
            <text:p>350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20" xlink:type="simple">40032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4.0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3.52" calcext:value-type="float">
            <text:p>73.52</text:p>
          </table:table-cell>
          <table:table-cell table:formula="of:=IF([.E51]=25;&quot;&quot;;[.E51]-25)" office:value-type="float" office:value="48.52" calcext:value-type="float">
            <text:p>48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9" xlink:type="simple">40031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]=25;&quot;&quot;;[.E5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8" xlink:type="simple">40031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]=25;&quot;&quot;;[.E5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7" xlink:type="simple">40031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8.27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3.06" calcext:value-type="float">
            <text:p>203.06</text:p>
          </table:table-cell>
          <table:table-cell table:formula="of:=IF([.E54]=25;&quot;&quot;;[.E54]-25)" office:value-type="float" office:value="178.06" calcext:value-type="float">
            <text:p>178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6" xlink:type="simple">40031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7 by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formula="of:=IF([.E55]=25;&quot;&quot;;[.E55]-25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5" xlink:type="simple">40031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]=25;&quot;&quot;;[.E5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4" xlink:type="simple">40031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6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7]=25;&quot;&quot;;[.E5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3" xlink:type="simple">40031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]=25;&quot;&quot;;[.E5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2" xlink:type="simple">40031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6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]=25;&quot;&quot;;[.E5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1" xlink:type="simple">40031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]=25;&quot;&quot;;[.E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10" xlink:type="simple">40031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.44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33.24" calcext:value-type="float">
            <text:p>1333.24</text:p>
          </table:table-cell>
          <table:table-cell table:formula="of:=IF([.E61]=25;&quot;&quot;;[.E61]-25)" office:value-type="float" office:value="1308.24" calcext:value-type="float">
            <text:p>1308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9" xlink:type="simple">40030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]=25;&quot;&quot;;[.E6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8" xlink:type="simple">40030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]=25;&quot;&quot;;[.E6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7" xlink:type="simple">40030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3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6.92" calcext:value-type="float">
            <text:p>56.92</text:p>
          </table:table-cell>
          <table:table-cell table:formula="of:=IF([.E64]=25;&quot;&quot;;[.E64]-25)" office:value-type="float" office:value="31.92" calcext:value-type="float">
            <text:p>31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6" xlink:type="simple">40030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3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63" calcext:value-type="float">
            <text:p>25.63</text:p>
          </table:table-cell>
          <table:table-cell table:formula="of:=IF([.E65]=25;&quot;&quot;;[.E65]-25)" office:value-type="float" office:value="0.629999999999999" calcext:value-type="float">
            <text:p>0.62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5" xlink:type="simple">40030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]=25;&quot;&quot;;[.E6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4" xlink:type="simple">40030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1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]=25;&quot;&quot;;[.E6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3" xlink:type="simple">40030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]=25;&quot;&quot;;[.E6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2" xlink:type="simple">40030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]=25;&quot;&quot;;[.E6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1" xlink:type="simple">40030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]=25;&quot;&quot;;[.E7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300" xlink:type="simple">40030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]=25;&quot;&quot;;[.E7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9" xlink:type="simple">40029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]=25;&quot;&quot;;[.E7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8" xlink:type="simple">40029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]=25;&quot;&quot;;[.E7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7" xlink:type="simple">40029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]=25;&quot;&quot;;[.E7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6" xlink:type="simple">40029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3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5]=25;&quot;&quot;;[.E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5" xlink:type="simple">40029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6]=25;&quot;&quot;;[.E7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4" xlink:type="simple">40029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7]=25;&quot;&quot;;[.E7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3" xlink:type="simple">40029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8]=25;&quot;&quot;;[.E7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2" xlink:type="simple">40029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5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63" calcext:value-type="float">
            <text:p>25.63</text:p>
          </table:table-cell>
          <table:table-cell table:formula="of:=IF([.E79]=25;&quot;&quot;;[.E79]-25)" office:value-type="float" office:value="0.629999999999999" calcext:value-type="float">
            <text:p>0.62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1" xlink:type="simple">40029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0]=25;&quot;&quot;;[.E8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90" xlink:type="simple">40029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1]=25;&quot;&quot;;[.E8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9" xlink:type="simple">40028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5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2]=25;&quot;&quot;;[.E8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8" xlink:type="simple">40028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3]=25;&quot;&quot;;[.E8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7" xlink:type="simple">40028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5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2" calcext:value-type="float">
            <text:p>25.02</text:p>
          </table:table-cell>
          <table:table-cell table:formula="of:=IF([.E84]=25;&quot;&quot;;[.E84]-25)" office:value-type="float" office:value="0.0199999999999996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6" xlink:type="simple">40028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2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.52" calcext:value-type="float">
            <text:p>36.52</text:p>
          </table:table-cell>
          <table:table-cell table:formula="of:=IF([.E85]=25;&quot;&quot;;[.E85]-25)" office:value-type="float" office:value="11.52" calcext:value-type="float">
            <text:p>11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5" xlink:type="simple">40028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6]=25;&quot;&quot;;[.E8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4" xlink:type="simple">40028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7]=25;&quot;&quot;;[.E8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3" xlink:type="simple">40028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8]=25;&quot;&quot;;[.E8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2" xlink:type="simple">40028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6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89]=25;&quot;&quot;;[.E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1" xlink:type="simple">40028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0]=25;&quot;&quot;;[.E9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80" xlink:type="simple">40028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2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63" calcext:value-type="float">
            <text:p>25.63</text:p>
          </table:table-cell>
          <table:table-cell table:formula="of:=IF([.E91]=25;&quot;&quot;;[.E91]-25)" office:value-type="float" office:value="0.629999999999999" calcext:value-type="float">
            <text:p>0.62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9" xlink:type="simple">40027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0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2]=25;&quot;&quot;;[.E9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8" xlink:type="simple">40027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3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.86" calcext:value-type="float">
            <text:p>39.86</text:p>
          </table:table-cell>
          <table:table-cell table:formula="of:=IF([.E93]=25;&quot;&quot;;[.E93]-25)" office:value-type="float" office:value="14.86" calcext:value-type="float">
            <text:p>14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7" xlink:type="simple">40027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4]=25;&quot;&quot;;[.E9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6" xlink:type="simple">40027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5]=25;&quot;&quot;;[.E9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5" xlink:type="simple">40027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6]=25;&quot;&quot;;[.E9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4" xlink:type="simple">40027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7]=25;&quot;&quot;;[.E9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3" xlink:type="simple">40027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69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8]=25;&quot;&quot;;[.E9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2" xlink:type="simple">40027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99]=25;&quot;&quot;;[.E9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1" xlink:type="simple">40027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0]=25;&quot;&quot;;[.E10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70" xlink:type="simple">40027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1]=25;&quot;&quot;;[.E10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9" xlink:type="simple">40026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2]=25;&quot;&quot;;[.E10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8" xlink:type="simple">40026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3]=25;&quot;&quot;;[.E10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7" xlink:type="simple">40026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7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4]=25;&quot;&quot;;[.E10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6" xlink:type="simple">40026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53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6.84" calcext:value-type="float">
            <text:p>36.84</text:p>
          </table:table-cell>
          <table:table-cell table:formula="of:=IF([.E105]=25;&quot;&quot;;[.E105]-25)" office:value-type="float" office:value="11.84" calcext:value-type="float">
            <text:p>11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5" xlink:type="simple">40026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9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6]=25;&quot;&quot;;[.E10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4" xlink:type="simple">40026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7]=25;&quot;&quot;;[.E10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3" xlink:type="simple">40026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8]=25;&quot;&quot;;[.E10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2" xlink:type="simple">40026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09]=25;&quot;&quot;;[.E10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1" xlink:type="simple">40026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0]=25;&quot;&quot;;[.E11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60" xlink:type="simple">40026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3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5" calcext:value-type="float">
            <text:p>25.05</text:p>
          </table:table-cell>
          <table:table-cell table:formula="of:=IF([.E111]=25;&quot;&quot;;[.E111]-25)" office:value-type="float" office:value="0.0500000000000007" calcext:value-type="float">
            <text:p>0.05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9" xlink:type="simple">40025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2]=25;&quot;&quot;;[.E11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8" xlink:type="simple">40025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2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2.16" calcext:value-type="float">
            <text:p>352.16</text:p>
          </table:table-cell>
          <table:table-cell table:formula="of:=IF([.E113]=25;&quot;&quot;;[.E113]-25)" office:value-type="float" office:value="327.16" calcext:value-type="float">
            <text:p>327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7" xlink:type="simple">40025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2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1" calcext:value-type="float">
            <text:p>25.31</text:p>
          </table:table-cell>
          <table:table-cell table:formula="of:=IF([.E114]=25;&quot;&quot;;[.E114]-25)" office:value-type="float" office:value="0.309999999999999" calcext:value-type="float">
            <text:p>0.30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6" xlink:type="simple">40025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3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5]=25;&quot;&quot;;[.E11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5" xlink:type="simple">40025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6]=25;&quot;&quot;;[.E11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4" xlink:type="simple">40025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0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7]=25;&quot;&quot;;[.E11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3" xlink:type="simple">40025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8]=25;&quot;&quot;;[.E11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2" xlink:type="simple">40025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19]=25;&quot;&quot;;[.E11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1" xlink:type="simple">40025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59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0]=25;&quot;&quot;;[.E12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50" xlink:type="simple">40025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1]=25;&quot;&quot;;[.E12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9" xlink:type="simple">40024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2]=25;&quot;&quot;;[.E12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8" xlink:type="simple">40024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3]=25;&quot;&quot;;[.E12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7" xlink:type="simple">40024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4]=25;&quot;&quot;;[.E1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6" xlink:type="simple">40024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5]=25;&quot;&quot;;[.E12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5" xlink:type="simple">40024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3.15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.44" calcext:value-type="float">
            <text:p>37.44</text:p>
          </table:table-cell>
          <table:table-cell table:formula="of:=IF([.E126]=25;&quot;&quot;;[.E126]-25)" office:value-type="float" office:value="12.44" calcext:value-type="float">
            <text:p>12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4" xlink:type="simple">40024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7]=25;&quot;&quot;;[.E1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3" xlink:type="simple">40024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6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64" calcext:value-type="float">
            <text:p>25.64</text:p>
          </table:table-cell>
          <table:table-cell table:formula="of:=IF([.E128]=25;&quot;&quot;;[.E128]-25)" office:value-type="float" office:value="0.640000000000001" calcext:value-type="float">
            <text:p>0.64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2" xlink:type="simple">40024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29]=25;&quot;&quot;;[.E12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1" xlink:type="simple">40024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0]=25;&quot;&quot;;[.E13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40" xlink:type="simple">40024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5" calcext:value-type="float">
            <text:p>25.05</text:p>
          </table:table-cell>
          <table:table-cell table:formula="of:=IF([.E131]=25;&quot;&quot;;[.E131]-25)" office:value-type="float" office:value="0.0500000000000007" calcext:value-type="float">
            <text:p>0.05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9" xlink:type="simple">40023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72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2]=25;&quot;&quot;;[.E1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8" xlink:type="simple">40023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3.43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5.74" calcext:value-type="float">
            <text:p>35.74</text:p>
          </table:table-cell>
          <table:table-cell table:formula="of:=IF([.E133]=25;&quot;&quot;;[.E133]-25)" office:value-type="float" office:value="10.74" calcext:value-type="float">
            <text:p>10.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7" xlink:type="simple">40023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4]=25;&quot;&quot;;[.E13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6" xlink:type="simple">40023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5]=25;&quot;&quot;;[.E1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5" xlink:type="simple">40023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3 K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.09" calcext:value-type="float">
            <text:p>25.09</text:p>
          </table:table-cell>
          <table:table-cell table:formula="of:=IF([.E136]=25;&quot;&quot;;[.E136]-25)" office:value-type="float" office:value="0.0899999999999999" calcext:value-type="float">
            <text:p>0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4" xlink:type="simple">40023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7]=25;&quot;&quot;;[.E13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3" xlink:type="simple">40023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.37 KB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70.86" calcext:value-type="float">
            <text:p>570.86</text:p>
          </table:table-cell>
          <table:table-cell table:formula="of:=IF([.E138]=25;&quot;&quot;;[.E138]-25)" office:value-type="float" office:value="545.86" calcext:value-type="float">
            <text:p>545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2" xlink:type="simple">40023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39]=25;&quot;&quot;;[.E13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1" xlink:type="simple">40023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5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3.56" calcext:value-type="float">
            <text:p>43.56</text:p>
          </table:table-cell>
          <table:table-cell table:formula="of:=IF([.E140]=25;&quot;&quot;;[.E140]-25)" office:value-type="float" office:value="18.56" calcext:value-type="float">
            <text:p>1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30" xlink:type="simple">40023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72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6.05" calcext:value-type="float">
            <text:p>96.05</text:p>
          </table:table-cell>
          <table:table-cell table:formula="of:=IF([.E141]=25;&quot;&quot;;[.E141]-25)" office:value-type="float" office:value="71.05" calcext:value-type="float">
            <text:p>71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9" xlink:type="simple">40022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3.4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3.44" calcext:value-type="float">
            <text:p>283.44</text:p>
          </table:table-cell>
          <table:table-cell table:formula="of:=IF([.E142]=25;&quot;&quot;;[.E142]-25)" office:value-type="float" office:value="258.44" calcext:value-type="float">
            <text:p>258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8" xlink:type="simple">40022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47.39 KB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32.55" calcext:value-type="float">
            <text:p>1132.55</text:p>
          </table:table-cell>
          <table:table-cell table:formula="of:=IF([.E143]=25;&quot;&quot;;[.E143]-25)" office:value-type="float" office:value="1107.55" calcext:value-type="float">
            <text:p>1107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7" xlink:type="simple">40022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44]=25;&quot;&quot;;[.E1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6" xlink:type="simple">40022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3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5.07" calcext:value-type="float">
            <text:p>225.07</text:p>
          </table:table-cell>
          <table:table-cell table:formula="of:=IF([.E145]=25;&quot;&quot;;[.E145]-25)" office:value-type="float" office:value="200.07" calcext:value-type="float">
            <text:p>200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5" xlink:type="simple">40022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46]=25;&quot;&quot;;[.E14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4" xlink:type="simple">40022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5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47]=25;&quot;&quot;;[.E14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3" xlink:type="simple">40022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48]=25;&quot;&quot;;[.E14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2" xlink:type="simple">40022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49]=25;&quot;&quot;;[.E14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1" xlink:type="simple">40022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6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75" calcext:value-type="float">
            <text:p>4075</text:p>
          </table:table-cell>
          <table:table-cell table:formula="of:=IF([.E150]=25;&quot;&quot;;[.E150]-25)" office:value-type="float" office:value="4050" calcext:value-type="float">
            <text:p>40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20" xlink:type="simple">40022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0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6.07" calcext:value-type="float">
            <text:p>86.07</text:p>
          </table:table-cell>
          <table:table-cell table:formula="of:=IF([.E151]=25;&quot;&quot;;[.E151]-25)" office:value-type="float" office:value="61.07" calcext:value-type="float">
            <text:p>61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9" xlink:type="simple">40021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52]=25;&quot;&quot;;[.E15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8" xlink:type="simple">40021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53]=25;&quot;&quot;;[.E15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7" xlink:type="simple">40021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56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1.34" calcext:value-type="float">
            <text:p>81.34</text:p>
          </table:table-cell>
          <table:table-cell table:formula="of:=IF([.E154]=25;&quot;&quot;;[.E154]-25)" office:value-type="float" office:value="56.34" calcext:value-type="float">
            <text:p>56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6" xlink:type="simple">40021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55]=25;&quot;&quot;;[.E15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5" xlink:type="simple">40021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56]=25;&quot;&quot;;[.E15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4" xlink:type="simple">40021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57]=25;&quot;&quot;;[.E15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3" xlink:type="simple">400213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58]=25;&quot;&quot;;[.E15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2" xlink:type="simple">400212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5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85.01" calcext:value-type="float">
            <text:p>585.01</text:p>
          </table:table-cell>
          <table:table-cell table:formula="of:=IF([.E159]=25;&quot;&quot;;[.E159]-25)" office:value-type="float" office:value="560.01" calcext:value-type="float">
            <text:p>560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1" xlink:type="simple">400211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92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60]=25;&quot;&quot;;[.E1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10" xlink:type="simple">400210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61]=25;&quot;&quot;;[.E16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9" xlink:type="simple">400209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15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.6" calcext:value-type="float">
            <text:p>39.6</text:p>
          </table:table-cell>
          <table:table-cell table:formula="of:=IF([.E162]=25;&quot;&quot;;[.E162]-25)" office:value-type="float" office:value="14.6" calcext:value-type="float">
            <text:p>14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8" xlink:type="simple">400208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63]=25;&quot;&quot;;[.E16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7" xlink:type="simple">400207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.17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56.24" calcext:value-type="float">
            <text:p>856.24</text:p>
          </table:table-cell>
          <table:table-cell table:formula="of:=IF([.E164]=25;&quot;&quot;;[.E164]-25)" office:value-type="float" office:value="831.24" calcext:value-type="float">
            <text:p>831.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6" xlink:type="simple">400206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69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65]=25;&quot;&quot;;[.E16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5" xlink:type="simple">400205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21.63 K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5.18" calcext:value-type="float">
            <text:p>75.18</text:p>
          </table:table-cell>
          <table:table-cell table:formula="of:=IF([.E166]=25;&quot;&quot;;[.E166]-25)" office:value-type="float" office:value="50.18" calcext:value-type="float">
            <text:p>50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4" xlink:type="simple">400204</text:a></text:p>
          </table:table-cell>
          <table:table-cell table:style-name="ce2" office:value-type="string" calcext:value-type="string">
            <text:p>1 day ago</text:p>
          </table:table-cell>
          <table:table-cell table:style-name="ce2" office:value-type="string" calcext:value-type="string">
            <text:p>13.84 KB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3" calcext:value-type="float">
            <text:p>63</text:p>
          </table:table-cell>
          <table:table-cell table:formula="of:=IF([.E167]=25;&quot;&quot;;[.E167]-25)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3" xlink:type="simple">40020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4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5" calcext:value-type="float">
            <text:p>30.15</text:p>
          </table:table-cell>
          <table:table-cell table:formula="of:=IF([.E168]=25;&quot;&quot;;[.E168]-25)" office:value-type="float" office:value="5.15" calcext:value-type="float">
            <text:p>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2" xlink:type="simple">40020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3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69]=25;&quot;&quot;;[.E16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1" xlink:type="simple">40020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15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1.01" calcext:value-type="float">
            <text:p>121.01</text:p>
          </table:table-cell>
          <table:table-cell table:formula="of:=IF([.E170]=25;&quot;&quot;;[.E170]-25)" office:value-type="float" office:value="96.01" calcext:value-type="float">
            <text:p>96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200" xlink:type="simple">40020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7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71]=25;&quot;&quot;;[.E17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9" xlink:type="simple">40019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.44" calcext:value-type="float">
            <text:p>35.44</text:p>
          </table:table-cell>
          <table:table-cell table:formula="of:=IF([.E172]=25;&quot;&quot;;[.E172]-25)" office:value-type="float" office:value="10.44" calcext:value-type="float">
            <text:p>10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8" xlink:type="simple">40019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7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2" calcext:value-type="float">
            <text:p>25.32</text:p>
          </table:table-cell>
          <table:table-cell table:formula="of:=IF([.E173]=25;&quot;&quot;;[.E173]-25)" office:value-type="float" office:value="0.32" calcext:value-type="float">
            <text:p>0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7" xlink:type="simple">40019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74]=25;&quot;&quot;;[.E17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6" xlink:type="simple">40019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75]=25;&quot;&quot;;[.E1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5" xlink:type="simple">40019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7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76]=25;&quot;&quot;;[.E17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4" xlink:type="simple">40019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1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.6" calcext:value-type="float">
            <text:p>37.6</text:p>
          </table:table-cell>
          <table:table-cell table:formula="of:=IF([.E177]=25;&quot;&quot;;[.E177]-25)" office:value-type="float" office:value="12.6" calcext:value-type="float">
            <text:p>1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3" xlink:type="simple">40019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01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2.16" calcext:value-type="float">
            <text:p>42.16</text:p>
          </table:table-cell>
          <table:table-cell table:formula="of:=IF([.E178]=25;&quot;&quot;;[.E178]-25)" office:value-type="float" office:value="17.16" calcext:value-type="float">
            <text:p>17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2" xlink:type="simple">40019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79]=25;&quot;&quot;;[.E17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1" xlink:type="simple">40019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80]=25;&quot;&quot;;[.E18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90" xlink:type="simple">40019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2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1" calcext:value-type="float">
            <text:p>61</text:p>
          </table:table-cell>
          <table:table-cell table:formula="of:=IF([.E181]=25;&quot;&quot;;[.E181]-25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9" xlink:type="simple">40018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82]=25;&quot;&quot;;[.E18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8" xlink:type="simple">40018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3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2" calcext:value-type="float">
            <text:p>25.02</text:p>
          </table:table-cell>
          <table:table-cell table:formula="of:=IF([.E183]=25;&quot;&quot;;[.E183]-25)" office:value-type="float" office:value="0.0199999999999996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7" xlink:type="simple">40018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7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84]=25;&quot;&quot;;[.E18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6" xlink:type="simple">40018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78 KB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.08" calcext:value-type="float">
            <text:p>25.08</text:p>
          </table:table-cell>
          <table:table-cell table:formula="of:=IF([.E185]=25;&quot;&quot;;[.E185]-25)" office:value-type="float" office:value="0.0799999999999983" calcext:value-type="float">
            <text:p>0.0799999999999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5" xlink:type="simple">40018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77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9.1" calcext:value-type="float">
            <text:p>49.1</text:p>
          </table:table-cell>
          <table:table-cell table:formula="of:=IF([.E186]=25;&quot;&quot;;[.E186]-25)" office:value-type="float" office:value="24.1" calcext:value-type="float">
            <text:p>24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4" xlink:type="simple">40018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3.17 KB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399.46" calcext:value-type="float">
            <text:p>11399.46</text:p>
          </table:table-cell>
          <table:table-cell table:formula="of:=IF([.E187]=25;&quot;&quot;;[.E187]-25)" office:value-type="float" office:value="11374.46" calcext:value-type="float">
            <text:p>11374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3" xlink:type="simple">40018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88]=25;&quot;&quot;;[.E18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2" xlink:type="simple">40018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89]=25;&quot;&quot;;[.E1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1" xlink:type="simple">40018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0]=25;&quot;&quot;;[.E19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80" xlink:type="simple">40018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1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5" calcext:value-type="float">
            <text:p>30.15</text:p>
          </table:table-cell>
          <table:table-cell table:formula="of:=IF([.E191]=25;&quot;&quot;;[.E191]-25)" office:value-type="float" office:value="5.15" calcext:value-type="float">
            <text:p>5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9" xlink:type="simple">40017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91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.19" calcext:value-type="float">
            <text:p>29.19</text:p>
          </table:table-cell>
          <table:table-cell table:formula="of:=IF([.E192]=25;&quot;&quot;;[.E192]-25)" office:value-type="float" office:value="4.19" calcext:value-type="float">
            <text:p>4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8" xlink:type="simple">40017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3]=25;&quot;&quot;;[.E19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7" xlink:type="simple">40017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4]=25;&quot;&quot;;[.E19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6" xlink:type="simple">40017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5]=25;&quot;&quot;;[.E19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5" xlink:type="simple">40017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6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6]=25;&quot;&quot;;[.E19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4" xlink:type="simple">40017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7]=25;&quot;&quot;;[.E19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3" xlink:type="simple">40017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4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formula="of:=IF([.E198]=25;&quot;&quot;;[.E198]-25)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2" xlink:type="simple">40017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9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199]=25;&quot;&quot;;[.E19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1" xlink:type="simple">40017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00]=25;&quot;&quot;;[.E20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70" xlink:type="simple">40017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5.98 KB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7.2" calcext:value-type="float">
            <text:p>47.2</text:p>
          </table:table-cell>
          <table:table-cell table:formula="of:=IF([.E201]=25;&quot;&quot;;[.E201]-25)" office:value-type="float" office:value="22.2" calcext:value-type="float">
            <text:p>2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9" xlink:type="simple">40016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2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02]=25;&quot;&quot;;[.E20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8" xlink:type="simple">40016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6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.28" calcext:value-type="float">
            <text:p>31.28</text:p>
          </table:table-cell>
          <table:table-cell table:formula="of:=IF([.E203]=25;&quot;&quot;;[.E203]-25)" office:value-type="float" office:value="6.28" calcext:value-type="float">
            <text:p>6.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7" xlink:type="simple">40016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04]=25;&quot;&quot;;[.E20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6" xlink:type="simple">40016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.13" calcext:value-type="float">
            <text:p>36.13</text:p>
          </table:table-cell>
          <table:table-cell table:formula="of:=IF([.E205]=25;&quot;&quot;;[.E205]-25)" office:value-type="float" office:value="11.13" calcext:value-type="float">
            <text:p>11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5" xlink:type="simple">40016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06]=25;&quot;&quot;;[.E20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4" xlink:type="simple">40016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07]=25;&quot;&quot;;[.E20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3" xlink:type="simple">40016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62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08]=25;&quot;&quot;;[.E20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2" xlink:type="simple">40016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4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.76" calcext:value-type="float">
            <text:p>31.76</text:p>
          </table:table-cell>
          <table:table-cell table:formula="of:=IF([.E209]=25;&quot;&quot;;[.E209]-25)" office:value-type="float" office:value="6.76" calcext:value-type="float">
            <text:p>6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1" xlink:type="simple">40016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0]=25;&quot;&quot;;[.E21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60" xlink:type="simple">40016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1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.45" calcext:value-type="float">
            <text:p>27.45</text:p>
          </table:table-cell>
          <table:table-cell table:formula="of:=IF([.E211]=25;&quot;&quot;;[.E211]-25)" office:value-type="float" office:value="2.45" calcext:value-type="float">
            <text:p>2.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9" xlink:type="simple">40015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4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2]=25;&quot;&quot;;[.E21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8" xlink:type="simple">40015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32 K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1.2" calcext:value-type="float">
            <text:p>41.2</text:p>
          </table:table-cell>
          <table:table-cell table:formula="of:=IF([.E213]=25;&quot;&quot;;[.E213]-25)" office:value-type="float" office:value="16.2" calcext:value-type="float">
            <text:p>16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7" xlink:type="simple">40015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4]=25;&quot;&quot;;[.E21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6" xlink:type="simple">40015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5]=25;&quot;&quot;;[.E21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5" xlink:type="simple">40015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6]=25;&quot;&quot;;[.E21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4" xlink:type="simple">40015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7]=25;&quot;&quot;;[.E21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3" xlink:type="simple">40015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18]=25;&quot;&quot;;[.E21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2" xlink:type="simple">40015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43.1 K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8.63" calcext:value-type="float">
            <text:p>318.63</text:p>
          </table:table-cell>
          <table:table-cell table:formula="of:=IF([.E219]=25;&quot;&quot;;[.E219]-25)" office:value-type="float" office:value="293.63" calcext:value-type="float">
            <text:p>293.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1" xlink:type="simple">40015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6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.65" calcext:value-type="float">
            <text:p>29.65</text:p>
          </table:table-cell>
          <table:table-cell table:formula="of:=IF([.E220]=25;&quot;&quot;;[.E220]-25)" office:value-type="float" office:value="4.65" calcext:value-type="float">
            <text:p>4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50" xlink:type="simple">40015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34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5.48" calcext:value-type="float">
            <text:p>345.48</text:p>
          </table:table-cell>
          <table:table-cell table:formula="of:=IF([.E221]=25;&quot;&quot;;[.E221]-25)" office:value-type="float" office:value="320.48" calcext:value-type="float">
            <text:p>320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9" xlink:type="simple">40014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0.29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0.93" calcext:value-type="float">
            <text:p>240.93</text:p>
          </table:table-cell>
          <table:table-cell table:formula="of:=IF([.E222]=25;&quot;&quot;;[.E222]-25)" office:value-type="float" office:value="215.93" calcext:value-type="float">
            <text:p>215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8" xlink:type="simple">40014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23]=25;&quot;&quot;;[.E22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7" xlink:type="simple">40014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24]=25;&quot;&quot;;[.E2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6" xlink:type="simple">40014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25]=25;&quot;&quot;;[.E22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5" xlink:type="simple">40014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26]=25;&quot;&quot;;[.E22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4" xlink:type="simple">40014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0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27]=25;&quot;&quot;;[.E2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3" xlink:type="simple">40014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4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.8" calcext:value-type="float">
            <text:p>27.8</text:p>
          </table:table-cell>
          <table:table-cell table:formula="of:=IF([.E228]=25;&quot;&quot;;[.E228]-25)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2" xlink:type="simple">40014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9.12 KB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87.44" calcext:value-type="float">
            <text:p>1787.44</text:p>
          </table:table-cell>
          <table:table-cell table:formula="of:=IF([.E229]=25;&quot;&quot;;[.E229]-25)" office:value-type="float" office:value="1762.44" calcext:value-type="float">
            <text:p>1762.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1" xlink:type="simple">40014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3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0]=25;&quot;&quot;;[.E23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40" xlink:type="simple">40014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6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1]=25;&quot;&quot;;[.E23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9" xlink:type="simple">40013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7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2]=25;&quot;&quot;;[.E2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8" xlink:type="simple">40013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3]=25;&quot;&quot;;[.E23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7" xlink:type="simple">40013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88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1.6" calcext:value-type="float">
            <text:p>31.6</text:p>
          </table:table-cell>
          <table:table-cell table:formula="of:=IF([.E234]=25;&quot;&quot;;[.E234]-25)" office:value-type="float" office:value="6.6" calcext:value-type="float">
            <text:p>6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6" xlink:type="simple">40013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4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5]=25;&quot;&quot;;[.E2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5" xlink:type="simple">40013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6]=25;&quot;&quot;;[.E2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4" xlink:type="simple">40013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54.35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.6" calcext:value-type="float">
            <text:p>29.6</text:p>
          </table:table-cell>
          <table:table-cell table:formula="of:=IF([.E237]=25;&quot;&quot;;[.E237]-25)" office:value-type="float" office:value="4.6" calcext:value-type="float">
            <text:p>4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3" xlink:type="simple">40013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0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38]=25;&quot;&quot;;[.E23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2" xlink:type="simple">40013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53.72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.76" calcext:value-type="float">
            <text:p>30.76</text:p>
          </table:table-cell>
          <table:table-cell table:formula="of:=IF([.E239]=25;&quot;&quot;;[.E239]-25)" office:value-type="float" office:value="5.76" calcext:value-type="float">
            <text:p>5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1" xlink:type="simple">40013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5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8.17" calcext:value-type="float">
            <text:p>38.17</text:p>
          </table:table-cell>
          <table:table-cell table:formula="of:=IF([.E240]=25;&quot;&quot;;[.E240]-25)" office:value-type="float" office:value="13.17" calcext:value-type="float">
            <text:p>13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30" xlink:type="simple">40013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1]=25;&quot;&quot;;[.E2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9" xlink:type="simple">40012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0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2]=25;&quot;&quot;;[.E24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8" xlink:type="simple">40012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3]=25;&quot;&quot;;[.E24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7" xlink:type="simple">40012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6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4]=25;&quot;&quot;;[.E2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6" xlink:type="simple">40012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5]=25;&quot;&quot;;[.E24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5" xlink:type="simple">40012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46]=25;&quot;&quot;;[.E24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4" xlink:type="simple">40012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4.82 KB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0.33" calcext:value-type="float">
            <text:p>140.33</text:p>
          </table:table-cell>
          <table:table-cell table:formula="of:=IF([.E247]=25;&quot;&quot;;[.E247]-25)" office:value-type="float" office:value="115.33" calcext:value-type="float">
            <text:p>115.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3" xlink:type="simple">40012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93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.75" calcext:value-type="float">
            <text:p>27.75</text:p>
          </table:table-cell>
          <table:table-cell table:formula="of:=IF([.E248]=25;&quot;&quot;;[.E248]-25)" office:value-type="float" office:value="2.75" calcext:value-type="float">
            <text:p>2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2" xlink:type="simple">40012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6" calcext:value-type="float">
            <text:p>25.06</text:p>
          </table:table-cell>
          <table:table-cell table:formula="of:=IF([.E249]=25;&quot;&quot;;[.E249]-25)" office:value-type="float" office:value="0.0599999999999987" calcext:value-type="float">
            <text:p>0.05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1" xlink:type="simple">40012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.8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8.61" calcext:value-type="float">
            <text:p>58.61</text:p>
          </table:table-cell>
          <table:table-cell table:formula="of:=IF([.E250]=25;&quot;&quot;;[.E250]-25)" office:value-type="float" office:value="33.61" calcext:value-type="float">
            <text:p>33.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20" xlink:type="simple">40012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0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51]=25;&quot;&quot;;[.E25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9" xlink:type="simple">40011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53.82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3.32" calcext:value-type="float">
            <text:p>33.32</text:p>
          </table:table-cell>
          <table:table-cell table:formula="of:=IF([.E252]=25;&quot;&quot;;[.E252]-25)" office:value-type="float" office:value="8.32" calcext:value-type="float">
            <text:p>8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8" xlink:type="simple">40011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53]=25;&quot;&quot;;[.E25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7" xlink:type="simple">40011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0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.42" calcext:value-type="float">
            <text:p>40.42</text:p>
          </table:table-cell>
          <table:table-cell table:formula="of:=IF([.E254]=25;&quot;&quot;;[.E254]-25)" office:value-type="float" office:value="15.42" calcext:value-type="float">
            <text:p>15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6" xlink:type="simple">40011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7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55]=25;&quot;&quot;;[.E25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5" xlink:type="simple">40011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5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.05" calcext:value-type="float">
            <text:p>33.05</text:p>
          </table:table-cell>
          <table:table-cell table:formula="of:=IF([.E256]=25;&quot;&quot;;[.E256]-25)" office:value-type="float" office:value="8.05" calcext:value-type="float">
            <text:p>8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4" xlink:type="simple">40011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03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0.82" calcext:value-type="float">
            <text:p>240.82</text:p>
          </table:table-cell>
          <table:table-cell table:formula="of:=IF([.E257]=25;&quot;&quot;;[.E257]-25)" office:value-type="float" office:value="215.82" calcext:value-type="float">
            <text:p>215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3" xlink:type="simple">40011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3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.75" calcext:value-type="float">
            <text:p>28.75</text:p>
          </table:table-cell>
          <table:table-cell table:formula="of:=IF([.E258]=25;&quot;&quot;;[.E258]-25)" office:value-type="float" office:value="3.75" calcext:value-type="float">
            <text:p>3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2" xlink:type="simple">40011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4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.9" calcext:value-type="float">
            <text:p>50.9</text:p>
          </table:table-cell>
          <table:table-cell table:formula="of:=IF([.E259]=25;&quot;&quot;;[.E259]-25)" office:value-type="float" office:value="25.9" calcext:value-type="float">
            <text:p>25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1" xlink:type="simple">40011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0]=25;&quot;&quot;;[.E2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10" xlink:type="simple">40011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1]=25;&quot;&quot;;[.E26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9" xlink:type="simple">40010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2]=25;&quot;&quot;;[.E26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8" xlink:type="simple">40010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47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.76" calcext:value-type="float">
            <text:p>70.76</text:p>
          </table:table-cell>
          <table:table-cell table:formula="of:=IF([.E263]=25;&quot;&quot;;[.E263]-25)" office:value-type="float" office:value="45.76" calcext:value-type="float">
            <text:p>45.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7" xlink:type="simple">40010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53.85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.18" calcext:value-type="float">
            <text:p>38.18</text:p>
          </table:table-cell>
          <table:table-cell table:formula="of:=IF([.E264]=25;&quot;&quot;;[.E264]-25)" office:value-type="float" office:value="13.18" calcext:value-type="float">
            <text:p>13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6" xlink:type="simple">40010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5]=25;&quot;&quot;;[.E26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5" xlink:type="simple">40010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6]=25;&quot;&quot;;[.E26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4" xlink:type="simple">40010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7]=25;&quot;&quot;;[.E26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3" xlink:type="simple">40010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05 K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3.86" calcext:value-type="float">
            <text:p>83.86</text:p>
          </table:table-cell>
          <table:table-cell table:formula="of:=IF([.E268]=25;&quot;&quot;;[.E268]-25)" office:value-type="float" office:value="58.86" calcext:value-type="float">
            <text:p>58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2" xlink:type="simple">40010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69]=25;&quot;&quot;;[.E26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1" xlink:type="simple">40010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52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.85" calcext:value-type="float">
            <text:p>41.85</text:p>
          </table:table-cell>
          <table:table-cell table:formula="of:=IF([.E270]=25;&quot;&quot;;[.E270]-25)" office:value-type="float" office:value="16.85" calcext:value-type="float">
            <text:p>16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100" xlink:type="simple">40010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1]=25;&quot;&quot;;[.E27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9" xlink:type="simple">40009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2]=25;&quot;&quot;;[.E27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8" xlink:type="simple">40009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3]=25;&quot;&quot;;[.E27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7" xlink:type="simple">40009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4]=25;&quot;&quot;;[.E27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6" xlink:type="simple">40009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8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5]=25;&quot;&quot;;[.E2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5" xlink:type="simple">40009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6]=25;&quot;&quot;;[.E27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4" xlink:type="simple">40009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7]=25;&quot;&quot;;[.E27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3" xlink:type="simple">40009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11 K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9.3" calcext:value-type="float">
            <text:p>129.3</text:p>
          </table:table-cell>
          <table:table-cell table:formula="of:=IF([.E278]=25;&quot;&quot;;[.E278]-25)" office:value-type="float" office:value="104.3" calcext:value-type="float">
            <text:p>104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2" xlink:type="simple">40009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79]=25;&quot;&quot;;[.E27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1" xlink:type="simple">40009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83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1.62" calcext:value-type="float">
            <text:p>71.62</text:p>
          </table:table-cell>
          <table:table-cell table:formula="of:=IF([.E280]=25;&quot;&quot;;[.E280]-25)" office:value-type="float" office:value="46.62" calcext:value-type="float">
            <text:p>46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90" xlink:type="simple">40009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3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.26" calcext:value-type="float">
            <text:p>26.26</text:p>
          </table:table-cell>
          <table:table-cell table:formula="of:=IF([.E281]=25;&quot;&quot;;[.E281]-25)" office:value-type="float" office:value="1.26" calcext:value-type="float">
            <text:p>1.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9" xlink:type="simple">40008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47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.08" calcext:value-type="float">
            <text:p>37.08</text:p>
          </table:table-cell>
          <table:table-cell table:formula="of:=IF([.E282]=25;&quot;&quot;;[.E282]-25)" office:value-type="float" office:value="12.08" calcext:value-type="float">
            <text:p>12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8" xlink:type="simple">40008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3]=25;&quot;&quot;;[.E28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7" xlink:type="simple">40008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4]=25;&quot;&quot;;[.E28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6" xlink:type="simple">40008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01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5]=25;&quot;&quot;;[.E28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5" xlink:type="simple">40008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6]=25;&quot;&quot;;[.E28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4" xlink:type="simple">40008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7]=25;&quot;&quot;;[.E28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3" xlink:type="simple">40008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8]=25;&quot;&quot;;[.E28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2" xlink:type="simple">40008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89]=25;&quot;&quot;;[.E2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1" xlink:type="simple">40008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5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.02" calcext:value-type="float">
            <text:p>25.02</text:p>
          </table:table-cell>
          <table:table-cell table:formula="of:=IF([.E290]=25;&quot;&quot;;[.E290]-25)" office:value-type="float" office:value="0.0199999999999996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80" xlink:type="simple">40008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1]=25;&quot;&quot;;[.E29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9" xlink:type="simple">40007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7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2]=25;&quot;&quot;;[.E29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8" xlink:type="simple">40007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3]=25;&quot;&quot;;[.E29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7" xlink:type="simple">40007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7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4]=25;&quot;&quot;;[.E29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6" xlink:type="simple">40007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5]=25;&quot;&quot;;[.E29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5" xlink:type="simple">40007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6]=25;&quot;&quot;;[.E29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4" xlink:type="simple">40007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297]=25;&quot;&quot;;[.E29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3" xlink:type="simple">40007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7.45 KB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491.01" calcext:value-type="float">
            <text:p>11491.01</text:p>
          </table:table-cell>
          <table:table-cell table:formula="of:=IF([.E298]=25;&quot;&quot;;[.E298]-25)" office:value-type="float" office:value="11466.01" calcext:value-type="float">
            <text:p>11466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2" xlink:type="simple">40007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6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.89" calcext:value-type="float">
            <text:p>27.89</text:p>
          </table:table-cell>
          <table:table-cell table:formula="of:=IF([.E299]=25;&quot;&quot;;[.E299]-25)" office:value-type="float" office:value="2.89" calcext:value-type="float">
            <text:p>2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1" xlink:type="simple">40007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69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37.56" calcext:value-type="float">
            <text:p>1737.56</text:p>
          </table:table-cell>
          <table:table-cell table:formula="of:=IF([.E300]=25;&quot;&quot;;[.E300]-25)" office:value-type="float" office:value="1712.56" calcext:value-type="float">
            <text:p>1712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70" xlink:type="simple">40007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1]=25;&quot;&quot;;[.E30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9" xlink:type="simple">40006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2]=25;&quot;&quot;;[.E30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8" xlink:type="simple">40006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75 K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.39" calcext:value-type="float">
            <text:p>25.39</text:p>
          </table:table-cell>
          <table:table-cell table:formula="of:=IF([.E303]=25;&quot;&quot;;[.E303]-25)" office:value-type="float" office:value="0.390000000000001" calcext:value-type="float">
            <text:p>0.39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7" xlink:type="simple">40006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4]=25;&quot;&quot;;[.E30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6" xlink:type="simple">40006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5]=25;&quot;&quot;;[.E30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5" xlink:type="simple">40006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6]=25;&quot;&quot;;[.E30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4" xlink:type="simple">400064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7]=25;&quot;&quot;;[.E30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3" xlink:type="simple">400063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2.9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3.31" calcext:value-type="float">
            <text:p>53.31</text:p>
          </table:table-cell>
          <table:table-cell table:formula="of:=IF([.E308]=25;&quot;&quot;;[.E308]-25)" office:value-type="float" office:value="28.31" calcext:value-type="float">
            <text:p>28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2" xlink:type="simple">400062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09]=25;&quot;&quot;;[.E30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1" xlink:type="simple">400061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0]=25;&quot;&quot;;[.E31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60" xlink:type="simple">400060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1]=25;&quot;&quot;;[.E31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9" xlink:type="simple">400059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2]=25;&quot;&quot;;[.E31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8" xlink:type="simple">400058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3]=25;&quot;&quot;;[.E31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7" xlink:type="simple">400057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3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7" calcext:value-type="float">
            <text:p>25.07</text:p>
          </table:table-cell>
          <table:table-cell table:formula="of:=IF([.E314]=25;&quot;&quot;;[.E314]-25)" office:value-type="float" office:value="0.0700000000000003" calcext:value-type="float">
            <text:p>0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6" xlink:type="simple">400056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5]=25;&quot;&quot;;[.E31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5" xlink:type="simple">400055</text:a></text:p>
          </table:table-cell>
          <table:table-cell table:style-name="ce2" office:value-type="string" calcext:value-type="string">
            <text:p>2 days ago</text:p>
          </table:table-cell>
          <table:table-cell table:style-name="ce2" office:value-type="string" calcext:value-type="string">
            <text:p>3.08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43.48" calcext:value-type="float">
            <text:p>1043.48</text:p>
          </table:table-cell>
          <table:table-cell table:formula="of:=IF([.E316]=25;&quot;&quot;;[.E316]-25)" office:value-type="float" office:value="1018.48" calcext:value-type="float">
            <text:p>1018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4" xlink:type="simple">40005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2.8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2.67" calcext:value-type="float">
            <text:p>902.67</text:p>
          </table:table-cell>
          <table:table-cell table:formula="of:=IF([.E317]=25;&quot;&quot;;[.E317]-25)" office:value-type="float" office:value="877.67" calcext:value-type="float">
            <text:p>877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3" xlink:type="simple">40005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18]=25;&quot;&quot;;[.E31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2" xlink:type="simple">40005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3.56" calcext:value-type="float">
            <text:p>293.56</text:p>
          </table:table-cell>
          <table:table-cell table:formula="of:=IF([.E319]=25;&quot;&quot;;[.E319]-25)" office:value-type="float" office:value="268.56" calcext:value-type="float">
            <text:p>26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1" xlink:type="simple">40005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9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5.01" calcext:value-type="float">
            <text:p>75.01</text:p>
          </table:table-cell>
          <table:table-cell table:formula="of:=IF([.E320]=25;&quot;&quot;;[.E320]-25)" office:value-type="float" office:value="50.01" calcext:value-type="float">
            <text:p>50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50" xlink:type="simple">40005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0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1]=25;&quot;&quot;;[.E32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9" xlink:type="simple">40004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4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.96" calcext:value-type="float">
            <text:p>29.96</text:p>
          </table:table-cell>
          <table:table-cell table:formula="of:=IF([.E322]=25;&quot;&quot;;[.E322]-25)" office:value-type="float" office:value="4.96" calcext:value-type="float">
            <text:p>4.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8" xlink:type="simple">40004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3]=25;&quot;&quot;;[.E32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7" xlink:type="simple">40004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4]=25;&quot;&quot;;[.E3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6" xlink:type="simple">40004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5]=25;&quot;&quot;;[.E32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5" xlink:type="simple">40004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6]=25;&quot;&quot;;[.E32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4" xlink:type="simple">40004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1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7]=25;&quot;&quot;;[.E3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3" xlink:type="simple">40004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8]=25;&quot;&quot;;[.E32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2" xlink:type="simple">40004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29]=25;&quot;&quot;;[.E32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1" xlink:type="simple">40004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7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0]=25;&quot;&quot;;[.E33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40" xlink:type="simple">40004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7.78" calcext:value-type="float">
            <text:p>357.78</text:p>
          </table:table-cell>
          <table:table-cell table:formula="of:=IF([.E331]=25;&quot;&quot;;[.E331]-25)" office:value-type="float" office:value="332.78" calcext:value-type="float">
            <text:p>332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9" xlink:type="simple">40003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2]=25;&quot;&quot;;[.E3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8" xlink:type="simple">40003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1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3]=25;&quot;&quot;;[.E33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7" xlink:type="simple">40003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2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7" calcext:value-type="float">
            <text:p>25.07</text:p>
          </table:table-cell>
          <table:table-cell table:formula="of:=IF([.E334]=25;&quot;&quot;;[.E334]-25)" office:value-type="float" office:value="0.0700000000000003" calcext:value-type="float">
            <text:p>0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6" xlink:type="simple">40003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5]=25;&quot;&quot;;[.E3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5" xlink:type="simple">40003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6]=25;&quot;&quot;;[.E3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4" xlink:type="simple">40003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37]=25;&quot;&quot;;[.E33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3" xlink:type="simple">40003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0.34" calcext:value-type="float">
            <text:p>70.34</text:p>
          </table:table-cell>
          <table:table-cell table:formula="of:=IF([.E338]=25;&quot;&quot;;[.E338]-25)" office:value-type="float" office:value="45.34" calcext:value-type="float">
            <text:p>45.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2" xlink:type="simple">40003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8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.95" calcext:value-type="float">
            <text:p>26.95</text:p>
          </table:table-cell>
          <table:table-cell table:formula="of:=IF([.E339]=25;&quot;&quot;;[.E339]-25)" office:value-type="float" office:value="1.95" calcext:value-type="float">
            <text:p>1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1" xlink:type="simple">40003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0]=25;&quot;&quot;;[.E34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30" xlink:type="simple">40003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1]=25;&quot;&quot;;[.E3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9" xlink:type="simple">40002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2]=25;&quot;&quot;;[.E34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8" xlink:type="simple">40002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3]=25;&quot;&quot;;[.E34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7" xlink:type="simple">40002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4]=25;&quot;&quot;;[.E3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6" xlink:type="simple">40002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5]=25;&quot;&quot;;[.E34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5" xlink:type="simple">40002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2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11" calcext:value-type="float">
            <text:p>25.11</text:p>
          </table:table-cell>
          <table:table-cell table:formula="of:=IF([.E346]=25;&quot;&quot;;[.E346]-25)" office:value-type="float" office:value="0.109999999999999" calcext:value-type="float">
            <text:p>0.10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4" xlink:type="simple">40002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7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0.36" calcext:value-type="float">
            <text:p>240.36</text:p>
          </table:table-cell>
          <table:table-cell table:formula="of:=IF([.E347]=25;&quot;&quot;;[.E347]-25)" office:value-type="float" office:value="215.36" calcext:value-type="float">
            <text:p>215.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3" xlink:type="simple">40002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8]=25;&quot;&quot;;[.E34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2" xlink:type="simple">40002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49]=25;&quot;&quot;;[.E34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1" xlink:type="simple">40002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0]=25;&quot;&quot;;[.E35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20" xlink:type="simple">40002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1]=25;&quot;&quot;;[.E35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9" xlink:type="simple">40001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2]=25;&quot;&quot;;[.E35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8" xlink:type="simple">40001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3]=25;&quot;&quot;;[.E35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7" xlink:type="simple">40001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4]=25;&quot;&quot;;[.E35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6" xlink:type="simple">40001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5]=25;&quot;&quot;;[.E35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5" xlink:type="simple">40001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6]=25;&quot;&quot;;[.E35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4" xlink:type="simple">40001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7]=25;&quot;&quot;;[.E35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3" xlink:type="simple">40001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8]=25;&quot;&quot;;[.E35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2" xlink:type="simple">40001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9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59]=25;&quot;&quot;;[.E35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1" xlink:type="simple">40001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0]=25;&quot;&quot;;[.E3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10" xlink:type="simple">40001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1]=25;&quot;&quot;;[.E36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9" xlink:type="simple">40000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2]=25;&quot;&quot;;[.E36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8" xlink:type="simple">40000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.06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60.88" calcext:value-type="float">
            <text:p>460.88</text:p>
          </table:table-cell>
          <table:table-cell table:formula="of:=IF([.E363]=25;&quot;&quot;;[.E363]-25)" office:value-type="float" office:value="435.88" calcext:value-type="float">
            <text:p>435.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7" xlink:type="simple">40000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4]=25;&quot;&quot;;[.E36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6" xlink:type="simple">40000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25.07 K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9.05" calcext:value-type="float">
            <text:p>339.05</text:p>
          </table:table-cell>
          <table:table-cell table:formula="of:=IF([.E365]=25;&quot;&quot;;[.E365]-25)" office:value-type="float" office:value="314.05" calcext:value-type="float">
            <text:p>314.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5" xlink:type="simple">40000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6]=25;&quot;&quot;;[.E36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4" xlink:type="simple">40000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4.4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.04" calcext:value-type="float">
            <text:p>42.04</text:p>
          </table:table-cell>
          <table:table-cell table:formula="of:=IF([.E367]=25;&quot;&quot;;[.E367]-25)" office:value-type="float" office:value="17.04" calcext:value-type="float">
            <text:p>17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3" xlink:type="simple">40000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1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8]=25;&quot;&quot;;[.E36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2" xlink:type="simple">40000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69]=25;&quot;&quot;;[.E36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1" xlink:type="simple">40000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52.71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37.5" calcext:value-type="float">
            <text:p>1037.5</text:p>
          </table:table-cell>
          <table:table-cell table:formula="of:=IF([.E370]=25;&quot;&quot;;[.E370]-25)" office:value-type="float" office:value="1012.5" calcext:value-type="float">
            <text:p>101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400000" xlink:type="simple">40000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2.8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1.09" calcext:value-type="float">
            <text:p>121.09</text:p>
          </table:table-cell>
          <table:table-cell table:formula="of:=IF([.E371]=25;&quot;&quot;;[.E371]-25)" office:value-type="float" office:value="96.09" calcext:value-type="float">
            <text:p>96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9" xlink:type="simple">39999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23.7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15.95" calcext:value-type="float">
            <text:p>515.95</text:p>
          </table:table-cell>
          <table:table-cell table:formula="of:=IF([.E372]=25;&quot;&quot;;[.E372]-25)" office:value-type="float" office:value="490.95" calcext:value-type="float">
            <text:p>490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8" xlink:type="simple">39999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73]=25;&quot;&quot;;[.E37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7" xlink:type="simple">39999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74]=25;&quot;&quot;;[.E37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6" xlink:type="simple">39999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0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75]=25;&quot;&quot;;[.E3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5" xlink:type="simple">39999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4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4.78" calcext:value-type="float">
            <text:p>34.78</text:p>
          </table:table-cell>
          <table:table-cell table:formula="of:=IF([.E376]=25;&quot;&quot;;[.E376]-25)" office:value-type="float" office:value="9.78" calcext:value-type="float">
            <text:p>9.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4" xlink:type="simple">39999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77]=25;&quot;&quot;;[.E37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3" xlink:type="simple">39999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78]=25;&quot;&quot;;[.E37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2" xlink:type="simple">39999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79]=25;&quot;&quot;;[.E37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1" xlink:type="simple">39999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0]=25;&quot;&quot;;[.E38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90" xlink:type="simple">39999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1]=25;&quot;&quot;;[.E38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9" xlink:type="simple">39998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2]=25;&quot;&quot;;[.E38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8" xlink:type="simple">39998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3]=25;&quot;&quot;;[.E38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7" xlink:type="simple">39998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4]=25;&quot;&quot;;[.E38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6" xlink:type="simple">39998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5]=25;&quot;&quot;;[.E38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5" xlink:type="simple">39998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2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6]=25;&quot;&quot;;[.E38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4" xlink:type="simple">39998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3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7]=25;&quot;&quot;;[.E38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3" xlink:type="simple">39998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8]=25;&quot;&quot;;[.E38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2" xlink:type="simple">39998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3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89]=25;&quot;&quot;;[.E3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1" xlink:type="simple">39998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0]=25;&quot;&quot;;[.E39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80" xlink:type="simple">39998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7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1]=25;&quot;&quot;;[.E39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9" xlink:type="simple">39997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2]=25;&quot;&quot;;[.E39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8" xlink:type="simple">39997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3]=25;&quot;&quot;;[.E39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7" xlink:type="simple">39997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4]=25;&quot;&quot;;[.E39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6" xlink:type="simple">39997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5]=25;&quot;&quot;;[.E39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5" xlink:type="simple">39997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6]=25;&quot;&quot;;[.E39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4" xlink:type="simple">39997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397]=25;&quot;&quot;;[.E39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3" xlink:type="simple">39997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24" calcext:value-type="float">
            <text:p>25.24</text:p>
          </table:table-cell>
          <table:table-cell table:formula="of:=IF([.E398]=25;&quot;&quot;;[.E398]-25)" office:value-type="float" office:value="0.239999999999998" calcext:value-type="float">
            <text:p>0.2399999999999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2" xlink:type="simple">39997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.98" calcext:value-type="float">
            <text:p>35.98</text:p>
          </table:table-cell>
          <table:table-cell table:formula="of:=IF([.E399]=25;&quot;&quot;;[.E399]-25)" office:value-type="float" office:value="10.98" calcext:value-type="float">
            <text:p>10.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1" xlink:type="simple">39997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0]=25;&quot;&quot;;[.E40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70" xlink:type="simple">39997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1]=25;&quot;&quot;;[.E40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9" xlink:type="simple">39996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5.43" calcext:value-type="float">
            <text:p>55.43</text:p>
          </table:table-cell>
          <table:table-cell table:formula="of:=IF([.E402]=25;&quot;&quot;;[.E402]-25)" office:value-type="float" office:value="30.43" calcext:value-type="float">
            <text:p>30.4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8" xlink:type="simple">39996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00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3]=25;&quot;&quot;;[.E40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7" xlink:type="simple">39996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4]=25;&quot;&quot;;[.E40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6" xlink:type="simple">39996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5]=25;&quot;&quot;;[.E40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5" xlink:type="simple">39996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6]=25;&quot;&quot;;[.E40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4" xlink:type="simple">39996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07]=25;&quot;&quot;;[.E40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3" xlink:type="simple">39996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4" calcext:value-type="float">
            <text:p>25.04</text:p>
          </table:table-cell>
          <table:table-cell table:formula="of:=IF([.E408]=25;&quot;&quot;;[.E408]-25)" office:value-type="float" office:value="0.0399999999999991" calcext:value-type="float">
            <text:p>0.03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2" xlink:type="simple">39996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7" calcext:value-type="float">
            <text:p>30.17</text:p>
          </table:table-cell>
          <table:table-cell table:formula="of:=IF([.E409]=25;&quot;&quot;;[.E409]-25)" office:value-type="float" office:value="5.17" calcext:value-type="float">
            <text:p>5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1" xlink:type="simple">39996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9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0]=25;&quot;&quot;;[.E41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60" xlink:type="simple">39996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1]=25;&quot;&quot;;[.E41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9" xlink:type="simple">39995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2.14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79.73" calcext:value-type="float">
            <text:p>379.73</text:p>
          </table:table-cell>
          <table:table-cell table:formula="of:=IF([.E412]=25;&quot;&quot;;[.E412]-25)" office:value-type="float" office:value="354.73" calcext:value-type="float">
            <text:p>354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8" xlink:type="simple">39995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95" calcext:value-type="float">
            <text:p>25.95</text:p>
          </table:table-cell>
          <table:table-cell table:formula="of:=IF([.E413]=25;&quot;&quot;;[.E413]-25)" office:value-type="float" office:value="0.949999999999999" calcext:value-type="float">
            <text:p>0.94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7" xlink:type="simple">39995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8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4]=25;&quot;&quot;;[.E41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6" xlink:type="simple">39995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5]=25;&quot;&quot;;[.E41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5" xlink:type="simple">39995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6]=25;&quot;&quot;;[.E41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4" xlink:type="simple">39995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7]=25;&quot;&quot;;[.E41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3" xlink:type="simple">39995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8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12" calcext:value-type="float">
            <text:p>25.12</text:p>
          </table:table-cell>
          <table:table-cell table:formula="of:=IF([.E418]=25;&quot;&quot;;[.E418]-25)" office:value-type="float" office:value="0.120000000000001" calcext:value-type="float">
            <text:p>0.12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2" xlink:type="simple">39995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0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19]=25;&quot;&quot;;[.E41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1" xlink:type="simple">39995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0]=25;&quot;&quot;;[.E42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50" xlink:type="simple">39995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85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5.12" calcext:value-type="float">
            <text:p>45.12</text:p>
          </table:table-cell>
          <table:table-cell table:formula="of:=IF([.E421]=25;&quot;&quot;;[.E421]-25)" office:value-type="float" office:value="20.12" calcext:value-type="float">
            <text:p>20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9" xlink:type="simple">39994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2]=25;&quot;&quot;;[.E42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8" xlink:type="simple">39994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92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30.16" calcext:value-type="float">
            <text:p>730.16</text:p>
          </table:table-cell>
          <table:table-cell table:formula="of:=IF([.E423]=25;&quot;&quot;;[.E423]-25)" office:value-type="float" office:value="705.16" calcext:value-type="float">
            <text:p>705.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7" xlink:type="simple">39994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4]=25;&quot;&quot;;[.E4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6" xlink:type="simple">39994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39.48 K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.39" calcext:value-type="float">
            <text:p>27.39</text:p>
          </table:table-cell>
          <table:table-cell table:formula="of:=IF([.E425]=25;&quot;&quot;;[.E425]-25)" office:value-type="float" office:value="2.39" calcext:value-type="float">
            <text:p>2.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5" xlink:type="simple">39994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6]=25;&quot;&quot;;[.E42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4" xlink:type="simple">39994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7]=25;&quot;&quot;;[.E4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3" xlink:type="simple">39994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8]=25;&quot;&quot;;[.E42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2" xlink:type="simple">39994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29]=25;&quot;&quot;;[.E42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1" xlink:type="simple">39994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3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30]=25;&quot;&quot;;[.E43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40" xlink:type="simple">39994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1.22 KB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541.13" calcext:value-type="float">
            <text:p>1541.13</text:p>
          </table:table-cell>
          <table:table-cell table:formula="of:=IF([.E431]=25;&quot;&quot;;[.E431]-25)" office:value-type="float" office:value="1516.13" calcext:value-type="float">
            <text:p>1516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9" xlink:type="simple">39993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54.47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.19" calcext:value-type="float">
            <text:p>29.19</text:p>
          </table:table-cell>
          <table:table-cell table:formula="of:=IF([.E432]=25;&quot;&quot;;[.E432]-25)" office:value-type="float" office:value="4.19" calcext:value-type="float">
            <text:p>4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8" xlink:type="simple">39993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33]=25;&quot;&quot;;[.E43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7" xlink:type="simple">39993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34]=25;&quot;&quot;;[.E43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6" xlink:type="simple">39993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35]=25;&quot;&quot;;[.E4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5" xlink:type="simple">39993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36]=25;&quot;&quot;;[.E4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4" xlink:type="simple">39993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6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6.5" calcext:value-type="float">
            <text:p>206.5</text:p>
          </table:table-cell>
          <table:table-cell table:formula="of:=IF([.E437]=25;&quot;&quot;;[.E437]-25)" office:value-type="float" office:value="181.5" calcext:value-type="float">
            <text:p>18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3" xlink:type="simple">39993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1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21" calcext:value-type="float">
            <text:p>25.21</text:p>
          </table:table-cell>
          <table:table-cell table:formula="of:=IF([.E438]=25;&quot;&quot;;[.E438]-25)" office:value-type="float" office:value="0.210000000000001" calcext:value-type="float">
            <text:p>0.21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2" xlink:type="simple">39993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39]=25;&quot;&quot;;[.E43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1" xlink:type="simple">39993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0]=25;&quot;&quot;;[.E44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30" xlink:type="simple">39993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1]=25;&quot;&quot;;[.E4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9" xlink:type="simple">39992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2]=25;&quot;&quot;;[.E44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8" xlink:type="simple">39992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3]=25;&quot;&quot;;[.E44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7" xlink:type="simple">39992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8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4]=25;&quot;&quot;;[.E4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6" xlink:type="simple">39992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54.1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.13" calcext:value-type="float">
            <text:p>29.13</text:p>
          </table:table-cell>
          <table:table-cell table:formula="of:=IF([.E445]=25;&quot;&quot;;[.E445]-25)" office:value-type="float" office:value="4.13" calcext:value-type="float">
            <text:p>4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5" xlink:type="simple">39992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0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6]=25;&quot;&quot;;[.E44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4" xlink:type="simple">39992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3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7]=25;&quot;&quot;;[.E44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3" xlink:type="simple">39992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8]=25;&quot;&quot;;[.E44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2" xlink:type="simple">39992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49]=25;&quot;&quot;;[.E44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1" xlink:type="simple">39992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0]=25;&quot;&quot;;[.E45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20" xlink:type="simple">39992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1]=25;&quot;&quot;;[.E45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9" xlink:type="simple">39991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2]=25;&quot;&quot;;[.E45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8" xlink:type="simple">39991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3]=25;&quot;&quot;;[.E45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7" xlink:type="simple">39991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.37 KB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32.19" calcext:value-type="float">
            <text:p>232.19</text:p>
          </table:table-cell>
          <table:table-cell table:formula="of:=IF([.E454]=25;&quot;&quot;;[.E454]-25)" office:value-type="float" office:value="207.19" calcext:value-type="float">
            <text:p>207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6" xlink:type="simple">39991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52.1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5.04" calcext:value-type="float">
            <text:p>125.04</text:p>
          </table:table-cell>
          <table:table-cell table:formula="of:=IF([.E455]=25;&quot;&quot;;[.E455]-25)" office:value-type="float" office:value="100.04" calcext:value-type="float">
            <text:p>100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5" xlink:type="simple">39991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6]=25;&quot;&quot;;[.E45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4" xlink:type="simple">39991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7]=25;&quot;&quot;;[.E45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3" xlink:type="simple">39991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2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8]=25;&quot;&quot;;[.E45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2" xlink:type="simple">39991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59]=25;&quot;&quot;;[.E45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1" xlink:type="simple">39991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60]=25;&quot;&quot;;[.E4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10" xlink:type="simple">39991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23.4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1.83" calcext:value-type="float">
            <text:p>41.83</text:p>
          </table:table-cell>
          <table:table-cell table:formula="of:=IF([.E461]=25;&quot;&quot;;[.E461]-25)" office:value-type="float" office:value="16.83" calcext:value-type="float">
            <text:p>16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9" xlink:type="simple">39990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9.01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3.82" calcext:value-type="float">
            <text:p>253.82</text:p>
          </table:table-cell>
          <table:table-cell table:formula="of:=IF([.E462]=25;&quot;&quot;;[.E462]-25)" office:value-type="float" office:value="228.82" calcext:value-type="float">
            <text:p>228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8" xlink:type="simple">39990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63]=25;&quot;&quot;;[.E46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7" xlink:type="simple">39990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51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4.99" calcext:value-type="float">
            <text:p>44.99</text:p>
          </table:table-cell>
          <table:table-cell table:formula="of:=IF([.E464]=25;&quot;&quot;;[.E464]-25)" office:value-type="float" office:value="19.99" calcext:value-type="float">
            <text:p>19.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6" xlink:type="simple">39990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65]=25;&quot;&quot;;[.E46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5" xlink:type="simple">39990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3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.01" calcext:value-type="float">
            <text:p>45.01</text:p>
          </table:table-cell>
          <table:table-cell table:formula="of:=IF([.E466]=25;&quot;&quot;;[.E466]-25)" office:value-type="float" office:value="20.01" calcext:value-type="float">
            <text:p>20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4" xlink:type="simple">39990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7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67]=25;&quot;&quot;;[.E46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3" xlink:type="simple">39990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3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5.71" calcext:value-type="float">
            <text:p>65.71</text:p>
          </table:table-cell>
          <table:table-cell table:formula="of:=IF([.E468]=25;&quot;&quot;;[.E468]-25)" office:value-type="float" office:value="40.71" calcext:value-type="float">
            <text:p>40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2" xlink:type="simple">39990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69]=25;&quot;&quot;;[.E46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1" xlink:type="simple">39990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52.6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5.31" calcext:value-type="float">
            <text:p>175.31</text:p>
          </table:table-cell>
          <table:table-cell table:formula="of:=IF([.E470]=25;&quot;&quot;;[.E470]-25)" office:value-type="float" office:value="150.31" calcext:value-type="float">
            <text:p>150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900" xlink:type="simple">39990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1]=25;&quot;&quot;;[.E47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9" xlink:type="simple">399899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24.41 K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342.32" calcext:value-type="float">
            <text:p>13342.32</text:p>
          </table:table-cell>
          <table:table-cell table:formula="of:=IF([.E472]=25;&quot;&quot;;[.E472]-25)" office:value-type="float" office:value="13317.32" calcext:value-type="float">
            <text:p>13317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8" xlink:type="simple">399898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3]=25;&quot;&quot;;[.E47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7" xlink:type="simple">399897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9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4]=25;&quot;&quot;;[.E47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6" xlink:type="simple">399896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5]=25;&quot;&quot;;[.E4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5" xlink:type="simple">399895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6]=25;&quot;&quot;;[.E47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4" xlink:type="simple">399894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7]=25;&quot;&quot;;[.E47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3" xlink:type="simple">399893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8]=25;&quot;&quot;;[.E47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2" xlink:type="simple">399892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6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79]=25;&quot;&quot;;[.E47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1" xlink:type="simple">399891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67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0]=25;&quot;&quot;;[.E48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90" xlink:type="simple">399890</text:a></text:p>
          </table:table-cell>
          <table:table-cell table:style-name="ce2" office:value-type="string" calcext:value-type="string">
            <text:p>3 days ago</text:p>
          </table:table-cell>
          <table:table-cell table:style-name="ce2" office:value-type="string" calcext:value-type="string">
            <text:p>82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1]=25;&quot;&quot;;[.E48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9" xlink:type="simple">39988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7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2]=25;&quot;&quot;;[.E48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8" xlink:type="simple">39988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3]=25;&quot;&quot;;[.E48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7" xlink:type="simple">39988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4]=25;&quot;&quot;;[.E48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6" xlink:type="simple">39988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5]=25;&quot;&quot;;[.E48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5" xlink:type="simple">39988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6]=25;&quot;&quot;;[.E48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4" xlink:type="simple">39988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7]=25;&quot;&quot;;[.E48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3" xlink:type="simple">39988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8]=25;&quot;&quot;;[.E48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2" xlink:type="simple">39988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89]=25;&quot;&quot;;[.E4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1" xlink:type="simple">39988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0]=25;&quot;&quot;;[.E49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80" xlink:type="simple">39988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1]=25;&quot;&quot;;[.E49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9" xlink:type="simple">39987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4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2" calcext:value-type="float">
            <text:p>25.02</text:p>
          </table:table-cell>
          <table:table-cell table:formula="of:=IF([.E492]=25;&quot;&quot;;[.E492]-25)" office:value-type="float" office:value="0.0199999999999996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8" xlink:type="simple">39987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8.83" calcext:value-type="float">
            <text:p>578.83</text:p>
          </table:table-cell>
          <table:table-cell table:formula="of:=IF([.E493]=25;&quot;&quot;;[.E493]-25)" office:value-type="float" office:value="553.83" calcext:value-type="float">
            <text:p>553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7" xlink:type="simple">39987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7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8.8" calcext:value-type="float">
            <text:p>58.8</text:p>
          </table:table-cell>
          <table:table-cell table:formula="of:=IF([.E494]=25;&quot;&quot;;[.E494]-25)" office:value-type="float" office:value="33.8" calcext:value-type="float">
            <text:p>33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6" xlink:type="simple">39987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5]=25;&quot;&quot;;[.E49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5" xlink:type="simple">39987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56.6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75.04" calcext:value-type="float">
            <text:p>475.04</text:p>
          </table:table-cell>
          <table:table-cell table:formula="of:=IF([.E496]=25;&quot;&quot;;[.E496]-25)" office:value-type="float" office:value="450.04" calcext:value-type="float">
            <text:p>450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4" xlink:type="simple">39987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7]=25;&quot;&quot;;[.E49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3" xlink:type="simple">39987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8]=25;&quot;&quot;;[.E49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2" xlink:type="simple">39987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499]=25;&quot;&quot;;[.E49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1" xlink:type="simple">39987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9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00]=25;&quot;&quot;;[.E50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70" xlink:type="simple">39987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01]=25;&quot;&quot;;[.E50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9" xlink:type="simple">39986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3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.42" calcext:value-type="float">
            <text:p>31.42</text:p>
          </table:table-cell>
          <table:table-cell table:formula="of:=IF([.E502]=25;&quot;&quot;;[.E502]-25)" office:value-type="float" office:value="6.42" calcext:value-type="float">
            <text:p>6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8" xlink:type="simple">39986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03]=25;&quot;&quot;;[.E50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7" xlink:type="simple">39986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34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9.62" calcext:value-type="float">
            <text:p>209.62</text:p>
          </table:table-cell>
          <table:table-cell table:formula="of:=IF([.E504]=25;&quot;&quot;;[.E504]-25)" office:value-type="float" office:value="184.62" calcext:value-type="float">
            <text:p>184.6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6" xlink:type="simple">39986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05]=25;&quot;&quot;;[.E50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5" xlink:type="simple">39986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2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13" calcext:value-type="float">
            <text:p>25.13</text:p>
          </table:table-cell>
          <table:table-cell table:formula="of:=IF([.E506]=25;&quot;&quot;;[.E506]-25)" office:value-type="float" office:value="0.129999999999999" calcext:value-type="float">
            <text:p>0.12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4" xlink:type="simple">39986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3.4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41.75" calcext:value-type="float">
            <text:p>1441.75</text:p>
          </table:table-cell>
          <table:table-cell table:formula="of:=IF([.E507]=25;&quot;&quot;;[.E507]-25)" office:value-type="float" office:value="1416.75" calcext:value-type="float">
            <text:p>1416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3" xlink:type="simple">39986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3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.13" calcext:value-type="float">
            <text:p>33.13</text:p>
          </table:table-cell>
          <table:table-cell table:formula="of:=IF([.E508]=25;&quot;&quot;;[.E508]-25)" office:value-type="float" office:value="8.13" calcext:value-type="float">
            <text:p>8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2" xlink:type="simple">39986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09]=25;&quot;&quot;;[.E50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1" xlink:type="simple">39986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10]=25;&quot;&quot;;[.E51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60" xlink:type="simple">39986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11]=25;&quot;&quot;;[.E51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9" xlink:type="simple">39985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83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0.03" calcext:value-type="float">
            <text:p>450.03</text:p>
          </table:table-cell>
          <table:table-cell table:formula="of:=IF([.E512]=25;&quot;&quot;;[.E512]-25)" office:value-type="float" office:value="425.03" calcext:value-type="float">
            <text:p>425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8" xlink:type="simple">39985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13]=25;&quot;&quot;;[.E51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7" xlink:type="simple">39985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4.4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5.08" calcext:value-type="float">
            <text:p>85.08</text:p>
          </table:table-cell>
          <table:table-cell table:formula="of:=IF([.E514]=25;&quot;&quot;;[.E514]-25)" office:value-type="float" office:value="60.08" calcext:value-type="float">
            <text:p>60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6" xlink:type="simple">39985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15]=25;&quot;&quot;;[.E51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5" xlink:type="simple">39985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1.02 KB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0.92" calcext:value-type="float">
            <text:p>300.92</text:p>
          </table:table-cell>
          <table:table-cell table:formula="of:=IF([.E516]=25;&quot;&quot;;[.E516]-25)" office:value-type="float" office:value="275.92" calcext:value-type="float">
            <text:p>275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4" xlink:type="simple">39985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17]=25;&quot;&quot;;[.E51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3" xlink:type="simple">39985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38.1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6.72" calcext:value-type="float">
            <text:p>56.72</text:p>
          </table:table-cell>
          <table:table-cell table:formula="of:=IF([.E518]=25;&quot;&quot;;[.E518]-25)" office:value-type="float" office:value="31.72" calcext:value-type="float">
            <text:p>31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2" xlink:type="simple">39985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8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19]=25;&quot;&quot;;[.E51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1" xlink:type="simple">39985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0]=25;&quot;&quot;;[.E52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50" xlink:type="simple">39985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1]=25;&quot;&quot;;[.E52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9" xlink:type="simple">39984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2]=25;&quot;&quot;;[.E52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8" xlink:type="simple">39984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3]=25;&quot;&quot;;[.E52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7" xlink:type="simple">39984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4.1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23.07" calcext:value-type="float">
            <text:p>1023.07</text:p>
          </table:table-cell>
          <table:table-cell table:formula="of:=IF([.E524]=25;&quot;&quot;;[.E524]-25)" office:value-type="float" office:value="998.07" calcext:value-type="float">
            <text:p>998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6" xlink:type="simple">39984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5]=25;&quot;&quot;;[.E52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5" xlink:type="simple">39984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6]=25;&quot;&quot;;[.E52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4" xlink:type="simple">39984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7]=25;&quot;&quot;;[.E5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3" xlink:type="simple">39984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8]=25;&quot;&quot;;[.E52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2" xlink:type="simple">39984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29]=25;&quot;&quot;;[.E52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1" xlink:type="simple">39984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0]=25;&quot;&quot;;[.E53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40" xlink:type="simple">39984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3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1]=25;&quot;&quot;;[.E53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9" xlink:type="simple">39983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8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2]=25;&quot;&quot;;[.E5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8" xlink:type="simple">39983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1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3]=25;&quot;&quot;;[.E53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7" xlink:type="simple">39983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4]=25;&quot;&quot;;[.E53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6" xlink:type="simple">39983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5]=25;&quot;&quot;;[.E5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5" xlink:type="simple">39983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6]=25;&quot;&quot;;[.E5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4" xlink:type="simple">39983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7]=25;&quot;&quot;;[.E53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3" xlink:type="simple">39983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8]=25;&quot;&quot;;[.E53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2" xlink:type="simple">39983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1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39]=25;&quot;&quot;;[.E53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1" xlink:type="simple">39983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0]=25;&quot;&quot;;[.E54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30" xlink:type="simple">39983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1]=25;&quot;&quot;;[.E5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9" xlink:type="simple">39982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formula="of:=IF([.E542]=25;&quot;&quot;;[.E542]-25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8" xlink:type="simple">39982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6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3]=25;&quot;&quot;;[.E54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7" xlink:type="simple">39982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4]=25;&quot;&quot;;[.E5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6" xlink:type="simple">39982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1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5]=25;&quot;&quot;;[.E54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5" xlink:type="simple">39982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3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6]=25;&quot;&quot;;[.E54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4" xlink:type="simple">39982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7]=25;&quot;&quot;;[.E54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3" xlink:type="simple">39982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8]=25;&quot;&quot;;[.E54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2" xlink:type="simple">39982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49]=25;&quot;&quot;;[.E54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1" xlink:type="simple">39982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50]=25;&quot;&quot;;[.E55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20" xlink:type="simple">39982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51]=25;&quot;&quot;;[.E55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9" xlink:type="simple">39981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3.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73" calcext:value-type="float">
            <text:p>25.73</text:p>
          </table:table-cell>
          <table:table-cell table:formula="of:=IF([.E552]=25;&quot;&quot;;[.E552]-25)" office:value-type="float" office:value="0.73" calcext:value-type="float">
            <text:p>0.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8" xlink:type="simple">39981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6.11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3.92" calcext:value-type="float">
            <text:p>263.92</text:p>
          </table:table-cell>
          <table:table-cell table:formula="of:=IF([.E553]=25;&quot;&quot;;[.E553]-25)" office:value-type="float" office:value="238.92" calcext:value-type="float">
            <text:p>238.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7" xlink:type="simple">39981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1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54]=25;&quot;&quot;;[.E55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6" xlink:type="simple">39981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55]=25;&quot;&quot;;[.E55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5" xlink:type="simple">39981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6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65" calcext:value-type="float">
            <text:p>25.65</text:p>
          </table:table-cell>
          <table:table-cell table:formula="of:=IF([.E556]=25;&quot;&quot;;[.E556]-25)" office:value-type="float" office:value="0.649999999999999" calcext:value-type="float">
            <text:p>0.64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4" xlink:type="simple">39981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3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2" calcext:value-type="float">
            <text:p>25.02</text:p>
          </table:table-cell>
          <table:table-cell table:formula="of:=IF([.E557]=25;&quot;&quot;;[.E557]-25)" office:value-type="float" office:value="0.0199999999999996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3" xlink:type="simple">39981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58]=25;&quot;&quot;;[.E55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2" xlink:type="simple">39981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0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59]=25;&quot;&quot;;[.E55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1" xlink:type="simple">39981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0]=25;&quot;&quot;;[.E5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10" xlink:type="simple">39981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1]=25;&quot;&quot;;[.E56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9" xlink:type="simple">39980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4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97" calcext:value-type="float">
            <text:p>25.97</text:p>
          </table:table-cell>
          <table:table-cell table:formula="of:=IF([.E562]=25;&quot;&quot;;[.E562]-25)" office:value-type="float" office:value="0.969999999999999" calcext:value-type="float">
            <text:p>0.96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8" xlink:type="simple">39980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54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.85" calcext:value-type="float">
            <text:p>28.85</text:p>
          </table:table-cell>
          <table:table-cell table:formula="of:=IF([.E563]=25;&quot;&quot;;[.E563]-25)" office:value-type="float" office:value="3.85" calcext:value-type="float">
            <text:p>3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7" xlink:type="simple">39980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5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4]=25;&quot;&quot;;[.E56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6" xlink:type="simple">39980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8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8.12" calcext:value-type="float">
            <text:p>98.12</text:p>
          </table:table-cell>
          <table:table-cell table:formula="of:=IF([.E565]=25;&quot;&quot;;[.E565]-25)" office:value-type="float" office:value="73.12" calcext:value-type="float">
            <text:p>73.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5" xlink:type="simple">39980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3.35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.6" calcext:value-type="float">
            <text:p>35.6</text:p>
          </table:table-cell>
          <table:table-cell table:formula="of:=IF([.E566]=25;&quot;&quot;;[.E566]-25)" office:value-type="float" office:value="10.6" calcext:value-type="float">
            <text:p>10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4" xlink:type="simple">39980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7]=25;&quot;&quot;;[.E56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3" xlink:type="simple">39980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1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8]=25;&quot;&quot;;[.E56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2" xlink:type="simple">39980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4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69]=25;&quot;&quot;;[.E56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1" xlink:type="simple">39980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3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41" calcext:value-type="float">
            <text:p>25.41</text:p>
          </table:table-cell>
          <table:table-cell table:formula="of:=IF([.E570]=25;&quot;&quot;;[.E570]-25)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800" xlink:type="simple">39980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71]=25;&quot;&quot;;[.E57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9" xlink:type="simple">39979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8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72]=25;&quot;&quot;;[.E57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8" xlink:type="simple">39979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73]=25;&quot;&quot;;[.E57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7" xlink:type="simple">39979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1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97" calcext:value-type="float">
            <text:p>25.97</text:p>
          </table:table-cell>
          <table:table-cell table:formula="of:=IF([.E574]=25;&quot;&quot;;[.E574]-25)" office:value-type="float" office:value="0.969999999999999" calcext:value-type="float">
            <text:p>0.96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6" xlink:type="simple">39979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75]=25;&quot;&quot;;[.E5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5" xlink:type="simple">39979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.1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31.55" calcext:value-type="float">
            <text:p>1631.55</text:p>
          </table:table-cell>
          <table:table-cell table:formula="of:=IF([.E576]=25;&quot;&quot;;[.E576]-25)" office:value-type="float" office:value="1606.55" calcext:value-type="float">
            <text:p>1606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4" xlink:type="simple">39979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6.4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1.4" calcext:value-type="float">
            <text:p>71.4</text:p>
          </table:table-cell>
          <table:table-cell table:formula="of:=IF([.E577]=25;&quot;&quot;;[.E577]-25)" office:value-type="float" office:value="46.4" calcext:value-type="float">
            <text:p>46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3" xlink:type="simple">39979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78]=25;&quot;&quot;;[.E57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2" xlink:type="simple">39979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34 K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.6" calcext:value-type="float">
            <text:p>35.6</text:p>
          </table:table-cell>
          <table:table-cell table:formula="of:=IF([.E579]=25;&quot;&quot;;[.E579]-25)" office:value-type="float" office:value="10.6" calcext:value-type="float">
            <text:p>10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1" xlink:type="simple">39979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4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5.71" calcext:value-type="float">
            <text:p>165.71</text:p>
          </table:table-cell>
          <table:table-cell table:formula="of:=IF([.E580]=25;&quot;&quot;;[.E580]-25)" office:value-type="float" office:value="140.71" calcext:value-type="float">
            <text:p>140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90" xlink:type="simple">39979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1]=25;&quot;&quot;;[.E58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9" xlink:type="simple">39978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1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2]=25;&quot;&quot;;[.E58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8" xlink:type="simple">39978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60.24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.86" calcext:value-type="float">
            <text:p>80.86</text:p>
          </table:table-cell>
          <table:table-cell table:formula="of:=IF([.E583]=25;&quot;&quot;;[.E583]-25)" office:value-type="float" office:value="55.86" calcext:value-type="float">
            <text:p>55.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7" xlink:type="simple">39978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4]=25;&quot;&quot;;[.E58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6" xlink:type="simple">39978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5]=25;&quot;&quot;;[.E58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5" xlink:type="simple">39978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6]=25;&quot;&quot;;[.E58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4" xlink:type="simple">39978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7]=25;&quot;&quot;;[.E58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3" xlink:type="simple">39978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.17" calcext:value-type="float">
            <text:p>36.17</text:p>
          </table:table-cell>
          <table:table-cell table:formula="of:=IF([.E588]=25;&quot;&quot;;[.E588]-25)" office:value-type="float" office:value="11.17" calcext:value-type="float">
            <text:p>11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2" xlink:type="simple">39978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89]=25;&quot;&quot;;[.E5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1" xlink:type="simple">39978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0]=25;&quot;&quot;;[.E59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80" xlink:type="simple">39978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1]=25;&quot;&quot;;[.E59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9" xlink:type="simple">39977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2]=25;&quot;&quot;;[.E59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8" xlink:type="simple">39977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3]=25;&quot;&quot;;[.E59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7" xlink:type="simple">39977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4]=25;&quot;&quot;;[.E59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6" xlink:type="simple">39977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5]=25;&quot;&quot;;[.E59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5" xlink:type="simple">39977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7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6]=25;&quot;&quot;;[.E59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4" xlink:type="simple">39977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6.9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2.59" calcext:value-type="float">
            <text:p>32.59</text:p>
          </table:table-cell>
          <table:table-cell table:formula="of:=IF([.E597]=25;&quot;&quot;;[.E597]-25)" office:value-type="float" office:value="7.59" calcext:value-type="float">
            <text:p>7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3" xlink:type="simple">39977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8]=25;&quot;&quot;;[.E59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2" xlink:type="simple">39977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599]=25;&quot;&quot;;[.E59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1" xlink:type="simple">39977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4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.42" calcext:value-type="float">
            <text:p>34.42</text:p>
          </table:table-cell>
          <table:table-cell table:formula="of:=IF([.E600]=25;&quot;&quot;;[.E600]-25)" office:value-type="float" office:value="9.42" calcext:value-type="float">
            <text:p>9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70" xlink:type="simple">39977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1]=25;&quot;&quot;;[.E60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9" xlink:type="simple">39976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2]=25;&quot;&quot;;[.E60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8" xlink:type="simple">39976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3]=25;&quot;&quot;;[.E60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7" xlink:type="simple">39976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4]=25;&quot;&quot;;[.E60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6" xlink:type="simple">39976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4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5]=25;&quot;&quot;;[.E60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5" xlink:type="simple">39976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4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5" calcext:value-type="float">
            <text:p>25.5</text:p>
          </table:table-cell>
          <table:table-cell table:formula="of:=IF([.E606]=25;&quot;&quot;;[.E606]-25)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4" xlink:type="simple">39976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1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7]=25;&quot;&quot;;[.E60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3" xlink:type="simple">39976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8]=25;&quot;&quot;;[.E60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2" xlink:type="simple">399762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09]=25;&quot;&quot;;[.E60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1" xlink:type="simple">399761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10]=25;&quot;&quot;;[.E61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60" xlink:type="simple">399760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11]=25;&quot;&quot;;[.E61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9" xlink:type="simple">399759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12]=25;&quot;&quot;;[.E61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8" xlink:type="simple">399758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13]=25;&quot;&quot;;[.E61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7" xlink:type="simple">399757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3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4.48" calcext:value-type="float">
            <text:p>54.48</text:p>
          </table:table-cell>
          <table:table-cell table:formula="of:=IF([.E614]=25;&quot;&quot;;[.E614]-25)" office:value-type="float" office:value="29.48" calcext:value-type="float">
            <text:p>29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6" xlink:type="simple">399756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7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55" calcext:value-type="float">
            <text:p>3655</text:p>
          </table:table-cell>
          <table:table-cell table:formula="of:=IF([.E615]=25;&quot;&quot;;[.E615]-25)" office:value-type="float" office:value="3630" calcext:value-type="float">
            <text:p>36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5" xlink:type="simple">399755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9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16]=25;&quot;&quot;;[.E61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4" xlink:type="simple">399754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17]=25;&quot;&quot;;[.E61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3" xlink:type="simple">399753</text:a></text:p>
          </table:table-cell>
          <table:table-cell table:style-name="ce2" office:value-type="string" calcext:value-type="string">
            <text:p>4 days ago</text:p>
          </table:table-cell>
          <table:table-cell table:style-name="ce2" office:value-type="string" calcext:value-type="string">
            <text:p>2.46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54.04" calcext:value-type="float">
            <text:p>954.04</text:p>
          </table:table-cell>
          <table:table-cell table:formula="of:=IF([.E618]=25;&quot;&quot;;[.E618]-25)" office:value-type="float" office:value="929.04" calcext:value-type="float">
            <text:p>929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2" xlink:type="simple">39975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5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91.42" calcext:value-type="float">
            <text:p>891.42</text:p>
          </table:table-cell>
          <table:table-cell table:formula="of:=IF([.E619]=25;&quot;&quot;;[.E619]-25)" office:value-type="float" office:value="866.42" calcext:value-type="float">
            <text:p>866.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1" xlink:type="simple">39975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0]=25;&quot;&quot;;[.E62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50" xlink:type="simple">39975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4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49.69" calcext:value-type="float">
            <text:p>1049.69</text:p>
          </table:table-cell>
          <table:table-cell table:formula="of:=IF([.E621]=25;&quot;&quot;;[.E621]-25)" office:value-type="float" office:value="1024.69" calcext:value-type="float">
            <text:p>1024.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9" xlink:type="simple">39974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2.0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5.09" calcext:value-type="float">
            <text:p>225.09</text:p>
          </table:table-cell>
          <table:table-cell table:formula="of:=IF([.E622]=25;&quot;&quot;;[.E622]-25)" office:value-type="float" office:value="200.09" calcext:value-type="float">
            <text:p>200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8" xlink:type="simple">39974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6.6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.02" calcext:value-type="float">
            <text:p>45.02</text:p>
          </table:table-cell>
          <table:table-cell table:formula="of:=IF([.E623]=25;&quot;&quot;;[.E623]-25)" office:value-type="float" office:value="20.02" calcext:value-type="float">
            <text:p>20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7" xlink:type="simple">39974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4]=25;&quot;&quot;;[.E6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6" xlink:type="simple">39974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00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5]=25;&quot;&quot;;[.E62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5" xlink:type="simple">39974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77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6]=25;&quot;&quot;;[.E62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4" xlink:type="simple">39974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7]=25;&quot;&quot;;[.E6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3" xlink:type="simple">39974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0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28]=25;&quot;&quot;;[.E62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2" xlink:type="simple">39974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26.94 K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931.27" calcext:value-type="float">
            <text:p>14931.27</text:p>
          </table:table-cell>
          <table:table-cell table:formula="of:=IF([.E629]=25;&quot;&quot;;[.E629]-25)" office:value-type="float" office:value="14906.27" calcext:value-type="float">
            <text:p>14906.2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1" xlink:type="simple">39974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83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.54" calcext:value-type="float">
            <text:p>25.54</text:p>
          </table:table-cell>
          <table:table-cell table:formula="of:=IF([.E630]=25;&quot;&quot;;[.E630]-25)" office:value-type="float" office:value="0.539999999999999" calcext:value-type="float">
            <text:p>0.53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40" xlink:type="simple">39974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1]=25;&quot;&quot;;[.E63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9" xlink:type="simple">39973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2]=25;&quot;&quot;;[.E6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8" xlink:type="simple">39973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4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52" calcext:value-type="float">
            <text:p>25.52</text:p>
          </table:table-cell>
          <table:table-cell table:formula="of:=IF([.E633]=25;&quot;&quot;;[.E633]-25)" office:value-type="float" office:value="0.52" calcext:value-type="float">
            <text:p>0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7" xlink:type="simple">39973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4]=25;&quot;&quot;;[.E63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6" xlink:type="simple">39973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58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.55" calcext:value-type="float">
            <text:p>29.55</text:p>
          </table:table-cell>
          <table:table-cell table:formula="of:=IF([.E635]=25;&quot;&quot;;[.E635]-25)" office:value-type="float" office:value="4.55" calcext:value-type="float">
            <text:p>4.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5" xlink:type="simple">39973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6]=25;&quot;&quot;;[.E6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4" xlink:type="simple">39973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0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7]=25;&quot;&quot;;[.E63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3" xlink:type="simple">39973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8]=25;&quot;&quot;;[.E63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2" xlink:type="simple">39973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39]=25;&quot;&quot;;[.E63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1" xlink:type="simple">39973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3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40]=25;&quot;&quot;;[.E64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30" xlink:type="simple">39973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0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41]=25;&quot;&quot;;[.E6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9" xlink:type="simple">39972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5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.79" calcext:value-type="float">
            <text:p>28.79</text:p>
          </table:table-cell>
          <table:table-cell table:formula="of:=IF([.E642]=25;&quot;&quot;;[.E642]-25)" office:value-type="float" office:value="3.79" calcext:value-type="float">
            <text:p>3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8" xlink:type="simple">39972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0.3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4.2" calcext:value-type="float">
            <text:p>44.2</text:p>
          </table:table-cell>
          <table:table-cell table:formula="of:=IF([.E643]=25;&quot;&quot;;[.E643]-25)" office:value-type="float" office:value="19.2" calcext:value-type="float">
            <text:p>19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7" xlink:type="simple">39972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44]=25;&quot;&quot;;[.E6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6" xlink:type="simple">39972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32.72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00.04" calcext:value-type="float">
            <text:p>700.04</text:p>
          </table:table-cell>
          <table:table-cell table:formula="of:=IF([.E645]=25;&quot;&quot;;[.E645]-25)" office:value-type="float" office:value="675.04" calcext:value-type="float">
            <text:p>675.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5" xlink:type="simple">39972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8.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7.65" calcext:value-type="float">
            <text:p>137.65</text:p>
          </table:table-cell>
          <table:table-cell table:formula="of:=IF([.E646]=25;&quot;&quot;;[.E646]-25)" office:value-type="float" office:value="112.65" calcext:value-type="float">
            <text:p>112.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4" xlink:type="simple">39972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3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.59" calcext:value-type="float">
            <text:p>40.59</text:p>
          </table:table-cell>
          <table:table-cell table:formula="of:=IF([.E647]=25;&quot;&quot;;[.E647]-25)" office:value-type="float" office:value="15.59" calcext:value-type="float">
            <text:p>15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3" xlink:type="simple">39972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1.3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.6" calcext:value-type="float">
            <text:p>40.6</text:p>
          </table:table-cell>
          <table:table-cell table:formula="of:=IF([.E648]=25;&quot;&quot;;[.E648]-25)" office:value-type="float" office:value="15.6" calcext:value-type="float">
            <text:p>15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2" xlink:type="simple">39972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0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49]=25;&quot;&quot;;[.E64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1" xlink:type="simple">39972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0]=25;&quot;&quot;;[.E65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20" xlink:type="simple">39972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4.11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25.06" calcext:value-type="float">
            <text:p>625.06</text:p>
          </table:table-cell>
          <table:table-cell table:formula="of:=IF([.E651]=25;&quot;&quot;;[.E651]-25)" office:value-type="float" office:value="600.06" calcext:value-type="float">
            <text:p>600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9" xlink:type="simple">39971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22.3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4" calcext:value-type="float">
            <text:p>504</text:p>
          </table:table-cell>
          <table:table-cell table:formula="of:=IF([.E652]=25;&quot;&quot;;[.E652]-25)" office:value-type="float" office:value="479" calcext:value-type="float">
            <text:p>4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8" xlink:type="simple">39971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3]=25;&quot;&quot;;[.E65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7" xlink:type="simple">39971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22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19" calcext:value-type="float">
            <text:p>25.19</text:p>
          </table:table-cell>
          <table:table-cell table:formula="of:=IF([.E654]=25;&quot;&quot;;[.E654]-25)" office:value-type="float" office:value="0.190000000000001" calcext:value-type="float">
            <text:p>0.19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6" xlink:type="simple">39971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5]=25;&quot;&quot;;[.E65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5" xlink:type="simple">39971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6]=25;&quot;&quot;;[.E65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4" xlink:type="simple">39971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6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7]=25;&quot;&quot;;[.E65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3" xlink:type="simple">39971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7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8]=25;&quot;&quot;;[.E65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2" xlink:type="simple">39971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2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59]=25;&quot;&quot;;[.E65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1" xlink:type="simple">39971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0]=25;&quot;&quot;;[.E66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10" xlink:type="simple">39971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1]=25;&quot;&quot;;[.E66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9" xlink:type="simple">39970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2]=25;&quot;&quot;;[.E66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8" xlink:type="simple">39970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3]=25;&quot;&quot;;[.E66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7" xlink:type="simple">39970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7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68.31" calcext:value-type="float">
            <text:p>1968.31</text:p>
          </table:table-cell>
          <table:table-cell table:formula="of:=IF([.E664]=25;&quot;&quot;;[.E664]-25)" office:value-type="float" office:value="1943.31" calcext:value-type="float">
            <text:p>1943.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6" xlink:type="simple">39970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5]=25;&quot;&quot;;[.E66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5" xlink:type="simple">39970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0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6]=25;&quot;&quot;;[.E66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4" xlink:type="simple">39970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67]=25;&quot;&quot;;[.E66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3" xlink:type="simple">39970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6.04 K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50.02" calcext:value-type="float">
            <text:p>450.02</text:p>
          </table:table-cell>
          <table:table-cell table:formula="of:=IF([.E668]=25;&quot;&quot;;[.E668]-25)" office:value-type="float" office:value="425.02" calcext:value-type="float">
            <text:p>425.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2" xlink:type="simple">39970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3.49 K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9.53" calcext:value-type="float">
            <text:p>329.53</text:p>
          </table:table-cell>
          <table:table-cell table:formula="of:=IF([.E669]=25;&quot;&quot;;[.E669]-25)" office:value-type="float" office:value="304.53" calcext:value-type="float">
            <text:p>304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1" xlink:type="simple">39970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0]=25;&quot;&quot;;[.E67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700" xlink:type="simple">39970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1]=25;&quot;&quot;;[.E67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9" xlink:type="simple">39969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3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2]=25;&quot;&quot;;[.E67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8" xlink:type="simple">39969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3]=25;&quot;&quot;;[.E67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7" xlink:type="simple">39969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7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4]=25;&quot;&quot;;[.E67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6" xlink:type="simple">39969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5]=25;&quot;&quot;;[.E67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5" xlink:type="simple">39969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4.17" calcext:value-type="float">
            <text:p>194.17</text:p>
          </table:table-cell>
          <table:table-cell table:formula="of:=IF([.E676]=25;&quot;&quot;;[.E676]-25)" office:value-type="float" office:value="169.17" calcext:value-type="float">
            <text:p>169.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4" xlink:type="simple">39969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7]=25;&quot;&quot;;[.E67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3" xlink:type="simple">39969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8]=25;&quot;&quot;;[.E67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2" xlink:type="simple">39969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79]=25;&quot;&quot;;[.E67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1" xlink:type="simple">39969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0]=25;&quot;&quot;;[.E68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90" xlink:type="simple">39969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4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3" calcext:value-type="float">
            <text:p>25.03</text:p>
          </table:table-cell>
          <table:table-cell table:formula="of:=IF([.E681]=25;&quot;&quot;;[.E681]-25)" office:value-type="float" office:value="0.0300000000000011" calcext:value-type="float">
            <text:p>0.03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9" xlink:type="simple">39968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5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2" calcext:value-type="float">
            <text:p>25.32</text:p>
          </table:table-cell>
          <table:table-cell table:formula="of:=IF([.E682]=25;&quot;&quot;;[.E682]-25)" office:value-type="float" office:value="0.32" calcext:value-type="float">
            <text:p>0.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8" xlink:type="simple">39968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3]=25;&quot;&quot;;[.E68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7" xlink:type="simple">39968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2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8" calcext:value-type="float">
            <text:p>30.18</text:p>
          </table:table-cell>
          <table:table-cell table:formula="of:=IF([.E684]=25;&quot;&quot;;[.E684]-25)" office:value-type="float" office:value="5.18" calcext:value-type="float">
            <text:p>5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6" xlink:type="simple">39968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5]=25;&quot;&quot;;[.E68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5" xlink:type="simple">39968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6]=25;&quot;&quot;;[.E68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4" xlink:type="simple">39968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7]=25;&quot;&quot;;[.E68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3" xlink:type="simple">39968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8]=25;&quot;&quot;;[.E68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2" xlink:type="simple">39968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89]=25;&quot;&quot;;[.E68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1" xlink:type="simple">39968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7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0]=25;&quot;&quot;;[.E69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80" xlink:type="simple">39968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7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1]=25;&quot;&quot;;[.E69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9" xlink:type="simple">39967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2]=25;&quot;&quot;;[.E69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8" xlink:type="simple">39967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3" calcext:value-type="float">
            <text:p>25.03</text:p>
          </table:table-cell>
          <table:table-cell table:formula="of:=IF([.E693]=25;&quot;&quot;;[.E693]-25)" office:value-type="float" office:value="0.0300000000000011" calcext:value-type="float">
            <text:p>0.03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7" xlink:type="simple">39967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4]=25;&quot;&quot;;[.E69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6" xlink:type="simple">39967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4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1" calcext:value-type="float">
            <text:p>25.01</text:p>
          </table:table-cell>
          <table:table-cell table:formula="of:=IF([.E695]=25;&quot;&quot;;[.E695]-25)" office:value-type="float" office:value="0.0100000000000016" calcext:value-type="float">
            <text:p>0.0100000000000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5" xlink:type="simple">39967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18" calcext:value-type="float">
            <text:p>30.18</text:p>
          </table:table-cell>
          <table:table-cell table:formula="of:=IF([.E696]=25;&quot;&quot;;[.E696]-25)" office:value-type="float" office:value="5.18" calcext:value-type="float">
            <text:p>5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4" xlink:type="simple">39967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3.1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21" calcext:value-type="float">
            <text:p>25.21</text:p>
          </table:table-cell>
          <table:table-cell table:formula="of:=IF([.E697]=25;&quot;&quot;;[.E697]-25)" office:value-type="float" office:value="0.210000000000001" calcext:value-type="float">
            <text:p>0.210000000000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3" xlink:type="simple">39967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8]=25;&quot;&quot;;[.E69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2" xlink:type="simple">39967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789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699]=25;&quot;&quot;;[.E69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1" xlink:type="simple">39967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0]=25;&quot;&quot;;[.E70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70" xlink:type="simple">39967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1]=25;&quot;&quot;;[.E70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9" xlink:type="simple">39966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2]=25;&quot;&quot;;[.E70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8" xlink:type="simple">39966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3]=25;&quot;&quot;;[.E70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7" xlink:type="simple">39966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4]=25;&quot;&quot;;[.E70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6" xlink:type="simple">39966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5]=25;&quot;&quot;;[.E70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5" xlink:type="simple">39966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.07" calcext:value-type="float">
            <text:p>27.07</text:p>
          </table:table-cell>
          <table:table-cell table:formula="of:=IF([.E706]=25;&quot;&quot;;[.E706]-25)" office:value-type="float" office:value="2.07" calcext:value-type="float">
            <text:p>2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4" xlink:type="simple">39966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757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7]=25;&quot;&quot;;[.E70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3" xlink:type="simple">39966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3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8]=25;&quot;&quot;;[.E70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2" xlink:type="simple">39966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10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09]=25;&quot;&quot;;[.E70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1" xlink:type="simple">39966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2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3" calcext:value-type="float">
            <text:p>25.33</text:p>
          </table:table-cell>
          <table:table-cell table:formula="of:=IF([.E710]=25;&quot;&quot;;[.E710]-25)" office:value-type="float" office:value="0.329999999999998" calcext:value-type="float">
            <text:p>0.3299999999999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60" xlink:type="simple">39966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1]=25;&quot;&quot;;[.E71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9" xlink:type="simple">39965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2]=25;&quot;&quot;;[.E71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8" xlink:type="simple">39965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3]=25;&quot;&quot;;[.E71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7" xlink:type="simple">39965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4]=25;&quot;&quot;;[.E71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6" xlink:type="simple">39965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5]=25;&quot;&quot;;[.E71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5" xlink:type="simple">39965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59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4" calcext:value-type="float">
            <text:p>25.04</text:p>
          </table:table-cell>
          <table:table-cell table:formula="of:=IF([.E716]=25;&quot;&quot;;[.E716]-25)" office:value-type="float" office:value="0.0399999999999991" calcext:value-type="float">
            <text:p>0.03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4" xlink:type="simple">39965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2.09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6.19" calcext:value-type="float">
            <text:p>66.19</text:p>
          </table:table-cell>
          <table:table-cell table:formula="of:=IF([.E717]=25;&quot;&quot;;[.E717]-25)" office:value-type="float" office:value="41.19" calcext:value-type="float">
            <text:p>41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3" xlink:type="simple">39965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4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18]=25;&quot;&quot;;[.E71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2" xlink:type="simple">39965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5.67 K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4.11" calcext:value-type="float">
            <text:p>524.11</text:p>
          </table:table-cell>
          <table:table-cell table:formula="of:=IF([.E719]=25;&quot;&quot;;[.E719]-25)" office:value-type="float" office:value="499.11" calcext:value-type="float">
            <text:p>499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1" xlink:type="simple">39965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44.34 KB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65.21" calcext:value-type="float">
            <text:p>765.21</text:p>
          </table:table-cell>
          <table:table-cell table:formula="of:=IF([.E720]=25;&quot;&quot;;[.E720]-25)" office:value-type="float" office:value="740.21" calcext:value-type="float">
            <text:p>740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50" xlink:type="simple">39965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2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1]=25;&quot;&quot;;[.E72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9" xlink:type="simple">39964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2]=25;&quot;&quot;;[.E72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8" xlink:type="simple">39964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3]=25;&quot;&quot;;[.E72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7" xlink:type="simple">39964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4]=25;&quot;&quot;;[.E72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6" xlink:type="simple">39964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8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.46" calcext:value-type="float">
            <text:p>37.46</text:p>
          </table:table-cell>
          <table:table-cell table:formula="of:=IF([.E725]=25;&quot;&quot;;[.E725]-25)" office:value-type="float" office:value="12.46" calcext:value-type="float">
            <text:p>12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5" xlink:type="simple">39964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34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2.83" calcext:value-type="float">
            <text:p>32.83</text:p>
          </table:table-cell>
          <table:table-cell table:formula="of:=IF([.E726]=25;&quot;&quot;;[.E726]-25)" office:value-type="float" office:value="7.83" calcext:value-type="float">
            <text:p>7.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4" xlink:type="simple">39964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7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7]=25;&quot;&quot;;[.E72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3" xlink:type="simple">39964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28]=25;&quot;&quot;;[.E72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2" xlink:type="simple">39964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6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.13" calcext:value-type="float">
            <text:p>34.13</text:p>
          </table:table-cell>
          <table:table-cell table:formula="of:=IF([.E729]=25;&quot;&quot;;[.E729]-25)" office:value-type="float" office:value="9.13" calcext:value-type="float">
            <text:p>9.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1" xlink:type="simple">39964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69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875.85" calcext:value-type="float">
            <text:p>3875.85</text:p>
          </table:table-cell>
          <table:table-cell table:formula="of:=IF([.E730]=25;&quot;&quot;;[.E730]-25)" office:value-type="float" office:value="3850.85" calcext:value-type="float">
            <text:p>3850.8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40" xlink:type="simple">39964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1]=25;&quot;&quot;;[.E73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9" xlink:type="simple">39963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2]=25;&quot;&quot;;[.E73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8" xlink:type="simple">39963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3]=25;&quot;&quot;;[.E73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7" xlink:type="simple">39963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02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4]=25;&quot;&quot;;[.E73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6" xlink:type="simple">39963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1 K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5]=25;&quot;&quot;;[.E73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5" xlink:type="simple">39963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6]=25;&quot;&quot;;[.E736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4" xlink:type="simple">39963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5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7]=25;&quot;&quot;;[.E737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3" xlink:type="simple">39963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3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.18" calcext:value-type="float">
            <text:p>28.18</text:p>
          </table:table-cell>
          <table:table-cell table:formula="of:=IF([.E738]=25;&quot;&quot;;[.E738]-25)" office:value-type="float" office:value="3.18" calcext:value-type="float">
            <text:p>3.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2" xlink:type="simple">39963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3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39]=25;&quot;&quot;;[.E739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1" xlink:type="simple">39963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7 K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8.79" calcext:value-type="float">
            <text:p>298.79</text:p>
          </table:table-cell>
          <table:table-cell table:formula="of:=IF([.E740]=25;&quot;&quot;;[.E740]-25)" office:value-type="float" office:value="273.79" calcext:value-type="float">
            <text:p>273.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30" xlink:type="simple">39963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1]=25;&quot;&quot;;[.E741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9" xlink:type="simple">39962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9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2]=25;&quot;&quot;;[.E74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8" xlink:type="simple">39962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8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3]=25;&quot;&quot;;[.E743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7" xlink:type="simple">399627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44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4]=25;&quot;&quot;;[.E744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6" xlink:type="simple">399626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008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5]=25;&quot;&quot;;[.E745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5" xlink:type="simple">399625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83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1.07" calcext:value-type="float">
            <text:p>51.07</text:p>
          </table:table-cell>
          <table:table-cell table:formula="of:=IF([.E746]=25;&quot;&quot;;[.E746]-25)" office:value-type="float" office:value="26.07" calcext:value-type="float">
            <text:p>26.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4" xlink:type="simple">399624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46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04" calcext:value-type="float">
            <text:p>25.04</text:p>
          </table:table-cell>
          <table:table-cell table:formula="of:=IF([.E747]=25;&quot;&quot;;[.E747]-25)" office:value-type="float" office:value="0.0399999999999991" calcext:value-type="float">
            <text:p>0.0399999999999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3" xlink:type="simple">399623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7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48]=25;&quot;&quot;;[.E748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2" xlink:type="simple">399622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47 K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.03" calcext:value-type="float">
            <text:p>35.03</text:p>
          </table:table-cell>
          <table:table-cell table:formula="of:=IF([.E749]=25;&quot;&quot;;[.E749]-25)" office:value-type="float" office:value="10.03" calcext:value-type="float">
            <text:p>10.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1" xlink:type="simple">399621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975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50]=25;&quot;&quot;;[.E750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20" xlink:type="simple">399620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1.17 K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.47" calcext:value-type="float">
            <text:p>30.47</text:p>
          </table:table-cell>
          <table:table-cell table:formula="of:=IF([.E751]=25;&quot;&quot;;[.E751]-25)" office:value-type="float" office:value="5.47" calcext:value-type="float">
            <text:p>5.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19" xlink:type="simple">399619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21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52]=25;&quot;&quot;;[.E752]-25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bchain.info/NMC/block/399618" xlink:type="simple">399618</text:a></text:p>
          </table:table-cell>
          <table:table-cell table:style-name="ce2" office:value-type="string" calcext:value-type="string">
            <text:p>5 days ago</text:p>
          </table:table-cell>
          <table:table-cell table:style-name="ce2" office:value-type="string" calcext:value-type="string">
            <text:p>896 by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formula="of:=IF([.E753]=25;&quot;&quot;;[.E753]-25)">
            <text:p/>
          </table:table-cell>
          <table:table-cell table:number-columns-repeated="1018"/>
        </table:table-row>
        <table:table-row table:style-name="ro1" table:number-rows-repeated="10478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ison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default-cell-style-name="ce9"/>
        <table:table-row table:style-name="ro1">
          <table:table-cell office:value-type="string" calcext:value-type="string">
            <text:p>@ 2018-05-30</text:p>
          </table:table-cell>
          <table:table-cell table:style-name="ce7" office:value-type="string" calcext:value-type="string">
            <text:p>Litecoin</text:p>
          </table:table-cell>
          <table:table-cell table:style-name="ce7" office:value-type="string" calcext:value-type="string">
            <text:p>Dogecoin</text:p>
          </table:table-cell>
          <table:table-cell table:style-name="ce7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Block time target (s)</text:p>
          </table:table-cell>
          <table:table-cell table:formula="of:=2*60+30"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C2]/[.B2]"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Hashrate (Thash/s)</text:p>
          </table:table-cell>
          <table:table-cell office:value-type="float" office:value="311.188" calcext:value-type="float">
            <text:p>311.188</text:p>
          </table:table-cell>
          <table:table-cell office:value-type="float" office:value="235.552" calcext:value-type="float">
            <text:p>235.552</text:p>
          </table:table-cell>
          <table:table-cell table:formula="of:=[.C3]/[.B3]" office:value-type="percentage" office:value="0.756944355180791" calcext:value-type="percentage">
            <text:p>75.69%</text:p>
          </table:table-cell>
        </table:table-row>
        <table:table-row table:style-name="ro1">
          <table:table-cell office:value-type="string" calcext:value-type="string">
            <text:p>Block chain size (GB)</text:p>
          </table:table-cell>
          <table:table-cell office:value-type="float" office:value="17.04" calcext:value-type="float">
            <text:p>17.04</text:p>
          </table:table-cell>
          <table:table-cell office:value-type="float" office:value="28.09" calcext:value-type="float">
            <text:p>28.09</text:p>
          </table:table-cell>
          <table:table-cell table:formula="of:=[.C4]/[.B4]" office:value-type="percentage" office:value="1.64847417840376" calcext:value-type="percentage">
            <text:p>164.85%</text:p>
          </table:table-cell>
        </table:table-row>
        <table:table-row table:style-name="ro1">
          <table:table-cell office:value-type="string" calcext:value-type="string">
            <text:p>Blocks count</text:p>
          </table:table-cell>
          <table:table-cell office:value-type="float" office:value="1430517" calcext:value-type="float">
            <text:p>1430517</text:p>
          </table:table-cell>
          <table:table-cell office:value-type="float" office:value="2241120" calcext:value-type="float">
            <text:p>2241120</text:p>
          </table:table-cell>
          <table:table-cell table:formula="of:=[.C5]/[.B5]" office:value-type="percentage" office:value="1.56665037884905" calcext:value-type="percentage">
            <text:p>156.67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@ 2018-06-01</text:p>
          </table:table-cell>
          <table:table-cell table:style-name="ce7" office:value-type="string" calcext:value-type="string">
            <text:p>Myriad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Block time target (s)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chain size (GB)</text:p>
          </table:table-cell>
          <table:table-cell office:value-type="float" office:value="2.095" calcext:value-type="float">
            <text:p>2.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s count</text:p>
          </table:table-cell>
          <table:table-cell office:value-type="float" office:value="2442829" calcext:value-type="float">
            <text:p>2442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 Algorithm (for merged mining)</text:p>
          </table:table-cell>
          <table:table-cell table:style-name="ce8" office:value-type="string" calcext:value-type="string">
            <text:p>SHA256d, Scry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 Algorithm (others)</text:p>
          </table:table-cell>
          <table:table-cell table:style-name="ce8" office:value-type="string" calcext:value-type="string">
            <text:p>Myr-Groestl, Skein, Yescryp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@ 2018-06-01</text:p>
          </table:table-cell>
          <table:table-cell table:style-name="ce7" office:value-type="string" calcext:value-type="string">
            <text:p>Hunterc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time target (s)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chain size (GB)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d block chain size (G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s count</text:p>
          </table:table-cell>
          <table:table-cell office:value-type="float" office:value="2291060" calcext:value-type="float">
            <text:p>2291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 Algorithm (for merged mining)</text:p>
          </table:table-cell>
          <table:table-cell table:style-name="ce8" office:value-type="string" calcext:value-type="string">
            <text:p>SHA256, Scryp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@ 2018-05-30</text:p>
          </table:table-cell>
          <table:table-cell table:style-name="ce7" office:value-type="string" calcext:value-type="string">
            <text:p>Bitcoin</text:p>
          </table:table-cell>
          <table:table-cell table:style-name="ce7" office:value-type="string" calcext:value-type="string">
            <text:p>Namecoin</text:p>
          </table:table-cell>
          <table:table-cell table:style-name="ce7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Block time target (s)</text:p>
          </table:table-cell>
          <table:table-cell table:number-columns-repeated="2" office:value-type="float" office:value="600" calcext:value-type="float">
            <text:p>600</text:p>
          </table:table-cell>
          <table:table-cell table:formula="of:=[.C25]/[.B25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Hashrate (Ehash/s)</text:p>
          </table:table-cell>
          <table:table-cell office:value-type="float" office:value="31.705" calcext:value-type="float">
            <text:p>31.705</text:p>
          </table:table-cell>
          <table:table-cell office:value-type="float" office:value="21.814" calcext:value-type="float">
            <text:p>21.814</text:p>
          </table:table-cell>
          <table:table-cell table:formula="of:=[.C26]/[.B26]" office:value-type="percentage" office:value="0.688030279135783" calcext:value-type="percentage">
            <text:p>68.80%</text:p>
          </table:table-cell>
        </table:table-row>
        <table:table-row table:style-name="ro1">
          <table:table-cell office:value-type="string" calcext:value-type="string">
            <text:p>Block chain size (GB)</text:p>
          </table:table-cell>
          <table:table-cell office:value-type="float" office:value="199.24" calcext:value-type="float">
            <text:p>199.24</text:p>
          </table:table-cell>
          <table:table-cell office:value-type="float" office:value="5.36" calcext:value-type="float">
            <text:p>5.36</text:p>
          </table:table-cell>
          <table:table-cell table:formula="of:=[.C27]/[.B27]" office:value-type="percentage" office:value="0.0269022284681791" calcext:value-type="percentage">
            <text:p>2.69%</text:p>
          </table:table-cell>
        </table:table-row>
        <table:table-row table:style-name="ro1">
          <table:table-cell office:value-type="string" calcext:value-type="string">
            <text:p>Blocks count</text:p>
          </table:table-cell>
          <table:table-cell office:value-type="float" office:value="525064" calcext:value-type="float">
            <text:p>525064</text:p>
          </table:table-cell>
          <table:table-cell office:value-type="float" office:value="400794" calcext:value-type="float">
            <text:p>400794</text:p>
          </table:table-cell>
          <table:table-cell table:formula="of:=[.C28]/[.B28]" office:value-type="percentage" office:value="0.763324090015693" calcext:value-type="percentage">
            <text:p>76.33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@ 2018-05-31</text:p>
          </table:table-cell>
          <table:table-cell table:style-name="ce7" office:value-type="string" calcext:value-type="string">
            <text:p>Monero</text:p>
          </table:table-cell>
          <table:table-cell office:value-type="string" calcext:value-type="string">
            <text:p>DigitalNote</text:p>
          </table:table-cell>
          <table:table-cell table:style-name="ce7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Block time target (s)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table:formula="of:=[.C34]/[.B34]" office:value-type="percentage" office:value="2" calcext:value-type="percentage">
            <text:p>200.00%</text:p>
          </table:table-cell>
        </table:table-row>
        <table:table-row table:style-name="ro1">
          <table:table-cell office:value-type="string" calcext:value-type="string">
            <text:p>Hashrate (Mhash/s)</text:p>
          </table:table-cell>
          <table:table-cell office:value-type="float" office:value="410.804" calcext:value-type="float">
            <text:p>410.804</text:p>
          </table:table-cell>
          <table:table-cell office:value-type="float" office:value="13.86" calcext:value-type="float">
            <text:p>13.86</text:p>
          </table:table-cell>
          <table:table-cell table:formula="of:=[.C35]/[.B35]" office:value-type="percentage" office:value="0.0337387172471544" calcext:value-type="percentage">
            <text:p>3.37%</text:p>
          </table:table-cell>
        </table:table-row>
        <table:table-row table:style-name="ro1">
          <table:table-cell office:value-type="string" calcext:value-type="string">
            <text:p>Block chain size (GB)</text:p>
          </table:table-cell>
          <table:table-cell office:value-type="float" office:value="51.29" calcext:value-type="float">
            <text:p>51.29</text:p>
          </table:table-cell>
          <table:table-cell office:value-type="float" office:value="1.2" calcext:value-type="float">
            <text:p>1.2</text:p>
          </table:table-cell>
          <table:table-cell table:formula="of:=[.C36]/[.B36]" office:value-type="percentage" office:value="0.0233963735620979" calcext:value-type="percentage">
            <text:p>2.34%</text:p>
          </table:table-cell>
        </table:table-row>
        <table:table-row table:style-name="ro1">
          <table:table-cell office:value-type="string" calcext:value-type="string">
            <text:p>Blocks count</text:p>
          </table:table-cell>
          <table:table-cell office:value-type="float" office:value="1583869" calcext:value-type="float">
            <text:p>1583869</text:p>
          </table:table-cell>
          <table:table-cell office:value-type="float" office:value="660075" calcext:value-type="float">
            <text:p>660075</text:p>
          </table:table-cell>
          <table:table-cell table:formula="of:=[.C37]/[.B37]" office:value-type="percentage" office:value="0.416748481092818" calcext:value-type="percentage">
            <text:p>41.67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@ 2018-05-31</text:p>
          </table:table-cell>
          <table:table-cell table:style-name="ce7" office:value-type="string" calcext:value-type="string">
            <text:p>Monero</text:p>
          </table:table-cell>
          <table:table-cell office:value-type="string" calcext:value-type="string">
            <text:p>FantomCoin</text:p>
          </table:table-cell>
          <table:table-cell table:style-name="ce7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Block time target (s)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C41]/[.B41]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Hashrate (Mhash/s)</text:p>
          </table:table-cell>
          <table:table-cell office:value-type="float" office:value="410.804" calcext:value-type="float">
            <text:p>410.804</text:p>
          </table:table-cell>
          <table:table-cell office:value-type="float" office:value="19.29" calcext:value-type="float">
            <text:p>19.29</text:p>
          </table:table-cell>
          <table:table-cell table:formula="of:=[.C42]/[.B42]" office:value-type="percentage" office:value="0.0469566995452819" calcext:value-type="percentage">
            <text:p>4.70%</text:p>
          </table:table-cell>
        </table:table-row>
        <table:table-row table:style-name="ro1">
          <table:table-cell office:value-type="string" calcext:value-type="string">
            <text:p>Block chain size (GB)</text:p>
          </table:table-cell>
          <table:table-cell office:value-type="float" office:value="51.29" calcext:value-type="float">
            <text:p>51.29</text:p>
          </table:table-cell>
          <table:table-cell table:number-columns-repeated="2" table:style-name="ce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s count</text:p>
          </table:table-cell>
          <table:table-cell office:value-type="float" office:value="1583869" calcext:value-type="float">
            <text:p>1583869</text:p>
          </table:table-cell>
          <table:table-cell office:value-type="float" office:value="2126079" calcext:value-type="float">
            <text:p>2126079</text:p>
          </table:table-cell>
          <table:table-cell table:formula="of:=[.C44]/[.B44]" office:value-type="percentage" office:value="1.34233260452727" calcext:value-type="percentage">
            <text:p>134.23%</text:p>
          </table:table-cell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Namecoin tx'.A1:'Namecoin tx'.F75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00/00/00</text:date>, <text:time style:data-style-name="N2" text:time-value="07:29:54.563826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2:23:41.982177774</meta:creation-date>
    <dc:date>2018-06-08T07:30:18.131568071</dc:date>
    <meta:editing-duration>P1DT2M42S</meta:editing-duration>
    <meta:editing-cycles>10</meta:editing-cycles>
    <meta:generator>LibreOffice/6.0.4.2$MacOSX_X86_64 LibreOffice_project/9b0d9b32d5dcda91d2f1a96dc04c645c450872bf</meta:generator>
    <meta:document-statistic meta:table-count="2" meta:cell-count="4622" meta:object-count="0"/>
    <meta:user-defined meta:name=""/>
  </office:meta>
</office:document-meta>
</file>